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725in" style:rel-column-width="6804*"/>
    </style:style>
    <style:style style:name="FoodItems.B" style:family="table-column">
      <style:table-column-properties style:column-width="0.3597in" style:rel-column-width="518*"/>
    </style:style>
    <style:style style:name="FoodItems.C" style:family="table-column">
      <style:table-column-properties style:column-width="0.4403in" style:rel-column-width="634*"/>
    </style:style>
    <style:style style:name="FoodItems.D" style:family="table-column">
      <style:table-column-properties style:column-width="0.4799in" style:rel-column-width="691*"/>
    </style:style>
    <style:style style:name="FoodItems.E" style:family="table-column">
      <style:table-column-properties style:column-width="0.4201in" style:rel-column-width="605*"/>
    </style:style>
    <style:style style:name="FoodItems.F" style:family="table-column">
      <style:table-column-properties style:column-width="0.5in" style:rel-column-width="720*"/>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0.0201in" fo:border="2pt solid #000000" style:writing-mode="page">
        <style:background-image/>
      </style:table-cell-properties>
    </style:style>
    <style:style style:name="FoodItems.A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34" style:family="table-cell" style:data-style-name="N0">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D34"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E34"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34" style:family="table-cell">
      <style:table-cell-properties fo:background-color="transparent" fo:padding="0.0201in" fo:border="2pt solid #000000" style:writing-mode="page">
        <style:background-image/>
      </style:table-cell-properties>
    </style:style>
    <style:style style:name="FoodItems.D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E92"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92" style:family="table-cell">
      <style:table-cell-properties fo:background-color="transparent" fo:padding="0.0201in" fo:border="2pt solid #000000" style:writing-mode="page">
        <style:background-image/>
      </style:table-cell-properties>
    </style:style>
    <style:style style:name="FoodItems.D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D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9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ae068d" style:font-size-asian="10pt" style:font-size-complex="10pt"/>
    </style:style>
    <style:style style:name="P6" style:family="paragraph" style:parent-style-name="Standard">
      <style:text-properties fo:font-size="10pt" officeooo:rsid="00c2f53b" officeooo:paragraph-rsid="00c2f53b" style:font-size-asian="10pt" style:font-size-complex="10pt"/>
    </style:style>
    <style:style style:name="P7" style:family="paragraph" style:parent-style-name="Standard">
      <style:text-properties officeooo:paragraph-rsid="00ae068d"/>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06ec" officeooo:paragraph-rsid="00bf06e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3073" officeooo:paragraph-rsid="00bf3073"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af4a" officeooo:paragraph-rsid="00bfaf4a"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1527c" officeooo:paragraph-rsid="00c1527c"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2dd01" officeooo:paragraph-rsid="00c2dd01"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5814a" officeooo:paragraph-rsid="00c5814a"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77d31" officeooo:paragraph-rsid="00c77d31"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9521b" officeooo:paragraph-rsid="00c9521b"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c848f" officeooo:paragraph-rsid="00cc848f"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302dc" officeooo:paragraph-rsid="00d302dc"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8.75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7231d"/>
    </style:style>
    <style:style style:name="T41" style:family="text">
      <style:text-properties officeooo:rsid="008838ae"/>
    </style:style>
    <style:style style:name="T42" style:family="text">
      <style:text-properties officeooo:rsid="008c030e"/>
    </style:style>
    <style:style style:name="T43" style:family="text">
      <style:text-properties officeooo:rsid="008ce92b"/>
    </style:style>
    <style:style style:name="T44" style:family="text">
      <style:text-properties officeooo:rsid="008e6dcd"/>
    </style:style>
    <style:style style:name="T45" style:family="text">
      <style:text-properties officeooo:rsid="00920eec"/>
    </style:style>
    <style:style style:name="T46" style:family="text">
      <style:text-properties officeooo:rsid="0097263c"/>
    </style:style>
    <style:style style:name="T47" style:family="text">
      <style:text-properties officeooo:rsid="00989a4c"/>
    </style:style>
    <style:style style:name="T48" style:family="text">
      <style:text-properties officeooo:rsid="009a2316"/>
    </style:style>
    <style:style style:name="T49" style:family="text">
      <style:text-properties officeooo:rsid="009dc710"/>
    </style:style>
    <style:style style:name="T50" style:family="text">
      <style:text-properties officeooo:rsid="009f0d06"/>
    </style:style>
    <style:style style:name="T51" style:family="text">
      <style:text-properties officeooo:rsid="00a0eeab"/>
    </style:style>
    <style:style style:name="T52" style:family="text">
      <style:text-properties officeooo:rsid="00a8194f"/>
    </style:style>
    <style:style style:name="T53" style:family="text">
      <style:text-properties officeooo:rsid="00a880ad"/>
    </style:style>
    <style:style style:name="T54" style:family="text">
      <style:text-properties officeooo:rsid="00aac58b"/>
    </style:style>
    <style:style style:name="T55" style:family="text">
      <style:text-properties officeooo:rsid="00ac0b6b"/>
    </style:style>
    <style:style style:name="T56" style:family="text">
      <style:text-properties fo:font-size="10pt" officeooo:rsid="00ae068d" style:font-size-asian="10pt" style:font-size-complex="10pt"/>
    </style:style>
    <style:style style:name="T57" style:family="text">
      <style:text-properties officeooo:rsid="00b6a012"/>
    </style:style>
    <style:style style:name="T58" style:family="text">
      <style:text-properties officeooo:rsid="00bcf6a1"/>
    </style:style>
    <style:style style:name="T59" style:family="text">
      <style:text-properties officeooo:rsid="00c1527c"/>
    </style:style>
    <style:style style:name="T60" style:family="text">
      <style:text-properties officeooo:rsid="00c2f53b"/>
    </style:style>
    <style:style style:name="T61" style:family="text">
      <style:text-properties officeooo:rsid="00ca2455"/>
    </style:style>
    <style:style style:name="T62" style:family="text">
      <style:text-properties officeooo:rsid="00cbcfc8"/>
    </style:style>
    <style:style style:name="T63" style:family="text">
      <style:text-properties officeooo:rsid="00cd8859"/>
    </style:style>
    <style:style style:name="T64" style:family="text">
      <style:text-properties officeooo:rsid="00ce9767"/>
    </style:style>
    <style:style style:name="T65" style:family="text">
      <style:text-properties officeooo:rsid="00cf2a64"/>
    </style:style>
    <style:style style:name="T66" style:family="text">
      <style:text-properties officeooo:rsid="00d06a43"/>
    </style:style>
    <style:style style:name="T67" style:family="text">
      <style:text-properties officeooo:rsid="00d145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119">Food Item</text:p>
            </table:table-cell>
            <table:table-cell table:style-name="FoodItems.A1" office:value-type="string">
              <text:p text:style-name="P120">HP<text:span text:style-name="T26">+</text:span></text:p>
            </table:table-cell>
            <table:table-cell table:style-name="FoodItems.A1" office:value-type="string">
              <text:p text:style-name="P120">Value</text:p>
            </table:table-cell>
            <table:table-cell table:style-name="FoodItems.A1" office:value-type="string">
              <text:p text:style-name="P118">Rari<text:span text:style-name="T30">t</text:span>y</text:p>
            </table:table-cell>
            <table:table-cell table:style-name="FoodItems.A1" office:value-type="string">
              <text:p text:style-name="P121">Oven</text:p>
            </table:table-cell>
            <table:table-cell table:style-name="FoodItems.F1" office:value-type="string">
              <text:p text:style-name="P118">Notes</text:p>
            </table:table-cell>
          </table:table-row>
        </table:table-header-rows>
        <table:table-row table:style-name="FoodItems.1">
          <table:table-cell table:style-name="FoodItems.A2" office:value-type="string">
            <text:p text:style-name="P24">Coffee <text:span text:style-name="T9">(6)</text:span></text:p>
            <text:p text:style-name="P2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4">Ground Bloodleaf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3" office:value-type="string">
            <text:p text:style-name="P14">C</text:p>
          </table:table-cell>
          <table:table-cell table:style-name="FoodItems.E3" office:value-type="string">
            <text:p text:style-name="P101">R</text:p>
          </table:table-cell>
          <table:table-cell table:style-name="FoodItems.F3" office:value-type="string">
            <text:p text:style-name="P11">a</text:p>
          </table:table-cell>
        </table:table-row>
        <table:table-row table:style-name="FoodItems.1">
          <table:table-cell table:style-name="FoodItems.A2" office:value-type="string">
            <text:p text:style-name="P24">Ground Hubflower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4" office:value-type="string">
            <text:p text:style-name="P14">C</text:p>
          </table:table-cell>
          <table:table-cell table:style-name="FoodItems.E4" office:value-type="string">
            <text:p text:style-name="P101">R</text:p>
          </table:table-cell>
          <table:table-cell table:style-name="FoodItems.F4" office:value-type="string">
            <text:p text:style-name="P11">a</text:p>
          </table:table-cell>
        </table:table-row>
        <table:table-row table:style-name="FoodItems.1">
          <table:table-cell table:style-name="FoodItems.A2" office:value-type="string">
            <text:p text:style-name="P24">Groun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5" office:value-type="string">
            <text:p text:style-name="P14">C</text:p>
          </table:table-cell>
          <table:table-cell table:style-name="FoodItems.E5" office:value-type="string">
            <text:p text:style-name="P101">R</text:p>
          </table:table-cell>
          <table:table-cell table:style-name="FoodItems.F5" office:value-type="string">
            <text:p text:style-name="P12">a</text:p>
          </table:table-cell>
        </table:table-row>
        <table:table-row table:style-name="FoodItems.1">
          <table:table-cell table:style-name="FoodItems.A2" office:value-type="string">
            <text:p text:style-name="P24">Brewed Bloodleaf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6" office:value-type="string">
            <text:p text:style-name="P14">C</text:p>
          </table:table-cell>
          <table:table-cell table:style-name="FoodItems.E6" office:value-type="string">
            <text:p text:style-name="P101">R</text:p>
          </table:table-cell>
          <table:table-cell table:style-name="FoodItems.F6" office:value-type="string">
            <text:p text:style-name="P11">b</text:p>
          </table:table-cell>
        </table:table-row>
        <table:table-row table:style-name="FoodItems.1">
          <table:table-cell table:style-name="FoodItems.A2" office:value-type="string">
            <text:p text:style-name="P24">Brewed Hubflower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7" office:value-type="string">
            <text:p text:style-name="P14">C</text:p>
          </table:table-cell>
          <table:table-cell table:style-name="FoodItems.E7" office:value-type="string">
            <text:p text:style-name="P101">R</text:p>
          </table:table-cell>
          <table:table-cell table:style-name="FoodItems.F7" office:value-type="string">
            <text:p text:style-name="P11">b</text:p>
          </table:table-cell>
        </table:table-row>
        <table:table-row table:style-name="FoodItems.1">
          <table:table-cell table:style-name="FoodItems.A2" office:value-type="string">
            <text:p text:style-name="P24">Brewe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8" office:value-type="string">
            <text:p text:style-name="P14">C</text:p>
          </table:table-cell>
          <table:table-cell table:style-name="FoodItems.E8" office:value-type="string">
            <text:p text:style-name="P101">R</text:p>
          </table:table-cell>
          <table:table-cell table:style-name="FoodItems.F8" office:value-type="string">
            <text:p text:style-name="P13">a</text:p>
          </table:table-cell>
        </table:table-row>
        <table:table-row table:style-name="FoodItems.1">
          <table:table-cell table:style-name="FoodItems.A2" office:value-type="string">
            <text:p text:style-name="P24"/>
          </table:table-cell>
          <table:table-cell table:style-name="FoodItems.B2">
            <text:p text:style-name="P27"/>
          </table:table-cell>
          <table:table-cell table:style-name="FoodItems.B2">
            <text:p text:style-name="P27"/>
          </table:table-cell>
          <table:table-cell table:style-name="FoodItems.B2">
            <text:p text:style-name="P14"/>
          </table:table-cell>
          <table:table-cell table:style-name="FoodItems.B2">
            <text:p text:style-name="P13"/>
          </table:table-cell>
          <table:table-cell table:style-name="FoodItems.F2">
            <text:p text:style-name="P13"/>
          </table:table-cell>
        </table:table-row>
        <table:table-row table:style-name="FoodItems.1">
          <table:table-cell table:style-name="FoodItems.A2" office:value-type="string">
            <text:p text:style-name="P29">Juice <text:span text:style-name="T9">(13)</text:span></text:p>
            <text:p text:style-name="P29"><text:s text:c="4"/><text:span text:style-name="T20">All juice temporarily boosts healing speed from other foods ingested, and therefore should be consumed at the same time as other foods for best result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0">Juice, <text:span text:style-name="T3">Appl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1" office:value-type="string">
            <text:p text:style-name="P14">C</text:p>
          </table:table-cell>
          <table:table-cell table:style-name="FoodItems.E11" office:value-type="string">
            <text:p text:style-name="P101">R</text:p>
          </table:table-cell>
          <table:table-cell table:style-name="FoodItems.F11" office:value-type="string">
            <text:p text:style-name="P15">e</text:p>
          </table:table-cell>
        </table:table-row>
        <table:table-row table:style-name="FoodItems.1">
          <table:table-cell table:style-name="FoodItems.A2" office:value-type="string">
            <text:p text:style-name="P29">Juice, <text:span text:style-name="T1">Aster Tea</text:span></text:p>
          </table:table-cell>
          <table:table-cell table:style-name="FoodItems.B2" office:value-type="float" office:value="22">
            <text:p text:style-name="P26">22</text:p>
          </table:table-cell>
          <table:table-cell table:style-name="FoodItems.B2" office:value-type="float" office:value="50">
            <text:p text:style-name="P25">50</text:p>
          </table:table-cell>
          <table:table-cell table:style-name="FoodItems.D12" office:value-type="string">
            <text:p text:style-name="P14">R</text:p>
          </table:table-cell>
          <table:table-cell table:style-name="FoodItems.E12" office:value-type="string">
            <text:p text:style-name="P101">R</text:p>
          </table:table-cell>
          <table:table-cell table:style-name="FoodItems.F12" office:value-type="string">
            <text:p text:style-name="P15">e</text:p>
          </table:table-cell>
        </table:table-row>
        <table:table-row table:style-name="FoodItems.1">
          <table:table-cell table:style-name="FoodItems.A2" office:value-type="string">
            <text:p text:style-name="P29">Juice, <text:span text:style-name="T1">Black Bloodleaf</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3" office:value-type="string">
            <text:p text:style-name="P14">R</text:p>
          </table:table-cell>
          <table:table-cell table:style-name="FoodItems.E13" office:value-type="string">
            <text:p text:style-name="P101">R</text:p>
          </table:table-cell>
          <table:table-cell table:style-name="FoodItems.F13" office:value-type="string">
            <text:p text:style-name="P15">e</text:p>
          </table:table-cell>
        </table:table-row>
        <table:table-row table:style-name="FoodItems.1">
          <table:table-cell table:style-name="FoodItems.A2" office:value-type="string">
            <text:p text:style-name="P29">Juice, <text:span text:style-name="T1">Blight n’ 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4" office:value-type="string">
            <text:p text:style-name="P14">R</text:p>
          </table:table-cell>
          <table:table-cell table:style-name="FoodItems.E14" office:value-type="string">
            <text:p text:style-name="P101">R</text:p>
          </table:table-cell>
          <table:table-cell table:style-name="FoodItems.F14" office:value-type="string">
            <text:p text:style-name="P15">e</text:p>
          </table:table-cell>
        </table:table-row>
        <table:table-row table:style-name="FoodItems.1">
          <table:table-cell table:style-name="FoodItems.A2" office:value-type="string">
            <text:p text:style-name="P29">Juice, <text:span text:style-name="T1">Golden Gourd</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5" office:value-type="string">
            <text:p text:style-name="P14">C</text:p>
          </table:table-cell>
          <table:table-cell table:style-name="FoodItems.E15" office:value-type="string">
            <text:p text:style-name="P101">R</text:p>
          </table:table-cell>
          <table:table-cell table:style-name="FoodItems.F15" office:value-type="string">
            <text:p text:style-name="P15">e</text:p>
          </table:table-cell>
        </table:table-row>
        <table:table-row table:style-name="FoodItems.1">
          <table:table-cell table:style-name="FoodItems.A2" office:value-type="string">
            <text:p text:style-name="P29">Juice, <text:span text:style-name="T1">Lure Weed Tea</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6" office:value-type="string">
            <text:p text:style-name="P14">R</text:p>
          </table:table-cell>
          <table:table-cell table:style-name="FoodItems.E16" office:value-type="string">
            <text:p text:style-name="P101">R</text:p>
          </table:table-cell>
          <table:table-cell table:style-name="FoodItems.F16" office:value-type="string">
            <text:p text:style-name="P15">e</text:p>
          </table:table-cell>
        </table:table-row>
        <table:table-row table:style-name="FoodItems.1">
          <table:table-cell table:style-name="FoodItems.A2" office:value-type="string">
            <text:p text:style-name="P29">Juice, <text:span text:style-name="T2">Melon</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7" office:value-type="string">
            <text:p text:style-name="P14">C</text:p>
          </table:table-cell>
          <table:table-cell table:style-name="FoodItems.E17" office:value-type="string">
            <text:p text:style-name="P101">R</text:p>
          </table:table-cell>
          <table:table-cell table:style-name="FoodItems.F17" office:value-type="string">
            <text:p text:style-name="P15">e</text:p>
          </table:table-cell>
        </table:table-row>
        <table:table-row table:style-name="FoodItems.1">
          <table:table-cell table:style-name="FoodItems.A2" office:value-type="string">
            <text:p text:style-name="P29">Juice, <text:span text:style-name="T2">Mutfruit</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8" office:value-type="string">
            <text:p text:style-name="P14">C</text:p>
          </table:table-cell>
          <table:table-cell table:style-name="FoodItems.E18" office:value-type="string">
            <text:p text:style-name="P101">R</text:p>
          </table:table-cell>
          <table:table-cell table:style-name="FoodItems.F18" office:value-type="string">
            <text:p text:style-name="P15">e</text:p>
          </table:table-cell>
        </table:table-row>
        <table:table-row table:style-name="FoodItems.1">
          <table:table-cell table:style-name="FoodItems.A2" office:value-type="string">
            <text:p text:style-name="P30">Juice, <text:span text:style-name="T3">Orang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9" office:value-type="string">
            <text:p text:style-name="P14">C</text:p>
          </table:table-cell>
          <table:table-cell table:style-name="FoodItems.E19" office:value-type="string">
            <text:p text:style-name="P101">R</text:p>
          </table:table-cell>
          <table:table-cell table:style-name="FoodItems.F19" office:value-type="string">
            <text:p text:style-name="P15">e</text:p>
          </table:table-cell>
        </table:table-row>
        <table:table-row table:style-name="FoodItems.1">
          <table:table-cell table:style-name="FoodItems.A2" office:value-type="string">
            <text:p text:style-name="P29">Juice, <text:span text:style-name="T2">Tarberry</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20" office:value-type="string">
            <text:p text:style-name="P14">C</text:p>
          </table:table-cell>
          <table:table-cell table:style-name="FoodItems.E20" office:value-type="string">
            <text:p text:style-name="P101">R</text:p>
          </table:table-cell>
          <table:table-cell table:style-name="FoodItems.F20" office:value-type="string">
            <text:p text:style-name="P15">e</text:p>
          </table:table-cell>
        </table:table-row>
        <table:table-row table:style-name="FoodItems.1">
          <table:table-cell table:style-name="FoodItems.A2" office:value-type="string">
            <text:p text:style-name="P29">Juice, <text:span text:style-name="T2">Vegetable</text:span></text:p>
          </table:table-cell>
          <table:table-cell table:style-name="FoodItems.B2" office:value-type="float" office:value="10">
            <text:p text:style-name="P25">10</text:p>
          </table:table-cell>
          <table:table-cell table:style-name="FoodItems.B2" office:value-type="float" office:value="32">
            <text:p text:style-name="P25">32</text:p>
          </table:table-cell>
          <table:table-cell table:style-name="FoodItems.D21" office:value-type="string">
            <text:p text:style-name="P14">U</text:p>
          </table:table-cell>
          <table:table-cell table:style-name="FoodItems.E21" office:value-type="string">
            <text:p text:style-name="P101">R</text:p>
          </table:table-cell>
          <table:table-cell table:style-name="FoodItems.F21" office:value-type="string">
            <text:p text:style-name="P15">e</text:p>
          </table:table-cell>
        </table:table-row>
        <table:table-row table:style-name="FoodItems.1">
          <table:table-cell table:style-name="FoodItems.A2" office:value-type="string">
            <text:p text:style-name="P29">Juice, <text:span text:style-name="T2">Wild Mutfruit</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2" office:value-type="string">
            <text:p text:style-name="P14">R</text:p>
          </table:table-cell>
          <table:table-cell table:style-name="FoodItems.E22" office:value-type="string">
            <text:p text:style-name="P101">R</text:p>
          </table:table-cell>
          <table:table-cell table:style-name="FoodItems.F22" office:value-type="string">
            <text:p text:style-name="P15">e</text:p>
          </table:table-cell>
        </table:table-row>
        <table:table-row table:style-name="FoodItems.1">
          <table:table-cell table:style-name="FoodItems.A2" office:value-type="string">
            <text:p text:style-name="P29">Juice, <text:span text:style-name="T2">Wild Tar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3" office:value-type="string">
            <text:p text:style-name="P14">R</text:p>
          </table:table-cell>
          <table:table-cell table:style-name="FoodItems.E23" office:value-type="string">
            <text:p text:style-name="P101">R</text:p>
          </table:table-cell>
          <table:table-cell table:style-name="FoodItems.F23" office:value-type="string">
            <text:p text:style-name="P15">e</text:p>
          </table:table-cell>
        </table:table-row>
        <table:table-row table:style-name="FoodItems.1">
          <table:table-cell table:style-name="FoodItems.A2"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9"><text:span text:style-name="T35">Ice Cream</text:span> (<text:span text:style-name="T43">8</text:span>)</text:p>
            <text:p text:style-name="P9"><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18"><text:span text:style-name="T36">Float, </text:span>Chocolate Mocha</text:p>
          </table:table-cell>
          <table:table-cell table:style-name="FoodItems.B2" office:value-type="float" office:value="40">
            <text:p text:style-name="P9">40</text:p>
          </table:table-cell>
          <table:table-cell table:style-name="FoodItems.B2" office:value-type="float" office:value="150">
            <text:p text:style-name="P17">15<text:span text:style-name="T33">0</text:span></text:p>
          </table:table-cell>
          <table:table-cell table:style-name="FoodItems.D26" office:value-type="string">
            <text:p text:style-name="P31">R</text:p>
          </table:table-cell>
          <table:table-cell table:style-name="FoodItems.E26" office:value-type="string">
            <text:p text:style-name="P101">A</text:p>
          </table:table-cell>
          <table:table-cell table:style-name="FoodItems.F26" office:value-type="string">
            <text:p text:style-name="P16"><text:span text:style-name="T33">b, </text:span>d</text:p>
          </table:table-cell>
        </table:table-row>
        <table:table-row table:style-name="FoodItems.1">
          <table:table-cell table:style-name="FoodItems.A2" office:value-type="string">
            <text:p text:style-name="P8">Float, Mint Chocolate</text:p>
          </table:table-cell>
          <table:table-cell table:style-name="FoodItems.B2" office:value-type="float" office:value="40">
            <text:p text:style-name="P17">40</text:p>
          </table:table-cell>
          <table:table-cell table:style-name="FoodItems.B2" office:value-type="float" office:value="125">
            <text:p text:style-name="P17">1<text:span text:style-name="T33">25</text:span></text:p>
          </table:table-cell>
          <table:table-cell table:style-name="FoodItems.D27" office:value-type="string">
            <text:p text:style-name="P102">R</text:p>
          </table:table-cell>
          <table:table-cell table:style-name="FoodItems.E27" office:value-type="string">
            <text:p text:style-name="P101">A</text:p>
          </table:table-cell>
          <table:table-cell table:style-name="FoodItems.F27" office:value-type="string">
            <text:p text:style-name="P17">d</text:p>
          </table:table-cell>
        </table:table-row>
        <table:table-row table:style-name="FoodItems.1">
          <table:table-cell table:style-name="FoodItems.A2" office:value-type="string">
            <text:p text:style-name="P32">Ice Cream <text:span text:style-name="T58">(Plain)</text:span></text:p>
          </table:table-cell>
          <table:table-cell table:style-name="FoodItems.B2" office:value-type="float" office:value="30">
            <text:p text:style-name="P34">30</text:p>
          </table:table-cell>
          <table:table-cell table:style-name="FoodItems.B2" office:value-type="float" office:value="90">
            <text:p text:style-name="P35">90</text:p>
          </table:table-cell>
          <table:table-cell table:style-name="FoodItems.D28" office:value-type="string">
            <text:p text:style-name="P19">C</text:p>
          </table:table-cell>
          <table:table-cell table:style-name="FoodItems.E28" office:value-type="string">
            <text:p text:style-name="P106">R</text:p>
          </table:table-cell>
          <table:table-cell table:style-name="FoodItems.F28" office:value-type="string">
            <text:p text:style-name="P10">-</text:p>
          </table:table-cell>
        </table:table-row>
        <table:table-row table:style-name="FoodItems.1">
          <table:table-cell table:style-name="FoodItems.A2" office:value-type="string">
            <text:p text:style-name="P33">Ice Cream, <text:span text:style-name="T57">Mocha</text:span></text:p>
          </table:table-cell>
          <table:table-cell table:style-name="FoodItems.B2" office:value-type="float" office:value="30">
            <text:p text:style-name="P34">30</text:p>
          </table:table-cell>
          <table:table-cell table:style-name="FoodItems.B2" office:value-type="float" office:value="120">
            <text:p text:style-name="P35">120</text:p>
          </table:table-cell>
          <table:table-cell table:style-name="FoodItems.D29" office:value-type="string">
            <text:p text:style-name="P19">R</text:p>
          </table:table-cell>
          <table:table-cell table:style-name="FoodItems.E29" office:value-type="string">
            <text:p text:style-name="P106">R</text:p>
          </table:table-cell>
          <table:table-cell table:style-name="FoodItems.F29" office:value-type="string">
            <text:p text:style-name="P19">b</text:p>
          </table:table-cell>
        </table:table-row>
        <table:table-row table:style-name="FoodItems.1">
          <table:table-cell table:style-name="FoodItems.A2" office:value-type="string">
            <text:p text:style-name="P33">Ice Cream, <text:span text:style-name="T42">Tarberry</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0" office:value-type="string">
            <text:p text:style-name="P19">C</text:p>
          </table:table-cell>
          <table:table-cell table:style-name="FoodItems.E30" office:value-type="string">
            <text:p text:style-name="P106">R</text:p>
          </table:table-cell>
          <table:table-cell table:style-name="FoodItems.F30" office:value-type="string">
            <text:p text:style-name="P10">-</text:p>
          </table:table-cell>
        </table:table-row>
        <table:table-row table:style-name="FoodItems.1">
          <table:table-cell table:style-name="FoodItems.A2" office:value-type="string">
            <text:p text:style-name="P32">Ice Cream, Mint Choc.</text:p>
          </table:table-cell>
          <table:table-cell table:style-name="FoodItems.B2" office:value-type="float" office:value="35">
            <text:p text:style-name="P34">35</text:p>
          </table:table-cell>
          <table:table-cell table:style-name="FoodItems.B2" office:value-type="float" office:value="110">
            <text:p text:style-name="P35">110</text:p>
          </table:table-cell>
          <table:table-cell table:style-name="FoodItems.D31" office:value-type="string">
            <text:p text:style-name="P19">C</text:p>
          </table:table-cell>
          <table:table-cell table:style-name="FoodItems.E31" office:value-type="string">
            <text:p text:style-name="P106">R</text:p>
          </table:table-cell>
          <table:table-cell table:style-name="FoodItems.F31" office:value-type="string">
            <text:p text:style-name="P10">-</text:p>
          </table:table-cell>
        </table:table-row>
        <table:table-row table:style-name="FoodItems.1">
          <table:table-cell table:style-name="FoodItems.A2" office:value-type="string">
            <text:p text:style-name="P33">Ice Cream, <text:span text:style-name="T42">Nuke Nut</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2" office:value-type="string">
            <text:p text:style-name="P19">C</text:p>
          </table:table-cell>
          <table:table-cell table:style-name="FoodItems.E32" office:value-type="string">
            <text:p text:style-name="P106">R</text:p>
          </table:table-cell>
          <table:table-cell table:style-name="FoodItems.F32" office:value-type="string">
            <text:p text:style-name="P10">-</text:p>
          </table:table-cell>
        </table:table-row>
        <table:table-row table:style-name="FoodItems.1">
          <table:table-cell table:style-name="FoodItems.A2" office:value-type="string">
            <text:p text:style-name="P117">Ice Cream, Orange</text:p>
          </table:table-cell>
          <table:table-cell table:style-name="FoodItems.B2" office:value-type="float" office:value="40">
            <text:p text:style-name="P105">40</text:p>
          </table:table-cell>
          <table:table-cell table:style-name="FoodItems.B2" office:value-type="float" office:value="115">
            <text:p text:style-name="P105">115</text:p>
          </table:table-cell>
          <table:table-cell table:style-name="FoodItems.D33" office:value-type="string">
            <text:p text:style-name="P105">C</text:p>
          </table:table-cell>
          <table:table-cell table:style-name="FoodItems.E33" office:value-type="string">
            <text:p text:style-name="P106">R</text:p>
          </table:table-cell>
          <table:table-cell table:style-name="FoodItems.F33" office:value-type="string">
            <text:p text:style-name="P105">-</text:p>
          </table:table-cell>
        </table:table-row>
        <table:table-row table:style-name="FoodItems.1">
          <table:table-cell table:style-name="FoodItems.A1" office:value-type="string">
            <text:p text:style-name="P33">Ice Cream, <text:span text:style-name="T42">Wild Tarberry</text:span></text:p>
          </table:table-cell>
          <table:table-cell table:style-name="FoodItems.B34" office:value-type="float" office:value="45">
            <text:p text:style-name="P34">45</text:p>
          </table:table-cell>
          <table:table-cell table:style-name="FoodItems.B34" office:value-type="float" office:value="135">
            <text:p text:style-name="P35">135</text:p>
          </table:table-cell>
          <table:table-cell table:style-name="FoodItems.D34" office:value-type="string">
            <text:p text:style-name="P19">U</text:p>
          </table:table-cell>
          <table:table-cell table:style-name="FoodItems.E34" office:value-type="string">
            <text:p text:style-name="P106">R</text:p>
          </table:table-cell>
          <table:table-cell table:style-name="FoodItems.F34" office:value-type="string">
            <text:p text:style-name="P10">-</text:p>
          </table:table-cell>
        </table:table-row>
        <table:table-row table:style-name="FoodItems.1">
          <table:table-cell table:style-name="FoodItems.A2" office:value-type="string">
            <text:p text:style-name="P107">Milkshake (Plain)</text:p>
          </table:table-cell>
          <table:table-cell table:style-name="FoodItems.B2" office:value-type="float" office:value="50">
            <text:p text:style-name="P111">50</text:p>
          </table:table-cell>
          <table:table-cell table:style-name="FoodItems.B2" office:value-type="float" office:value="250">
            <text:p text:style-name="P110">250</text:p>
          </table:table-cell>
          <table:table-cell table:style-name="FoodItems.D35" office:value-type="string">
            <text:p text:style-name="P110">U</text:p>
          </table:table-cell>
          <table:table-cell table:style-name="FoodItems.E35" office:value-type="string">
            <text:p text:style-name="P108">A</text:p>
          </table:table-cell>
          <table:table-cell table:style-name="FoodItems.F35" office:value-type="string">
            <text:p text:style-name="P109">f</text:p>
          </table:table-cell>
        </table:table-row>
        <table:table-row table:style-name="FoodItems.1">
          <table:table-cell table:style-name="FoodItems.A2" office:value-type="string">
            <text:p text:style-name="P107">Milkshake, Mint Choc.</text:p>
          </table:table-cell>
          <table:table-cell table:style-name="FoodItems.B2" office:value-type="float" office:value="65">
            <text:p text:style-name="P111">65</text:p>
          </table:table-cell>
          <table:table-cell table:style-name="FoodItems.B2" office:value-type="float" office:value="325">
            <text:p text:style-name="P110">325</text:p>
          </table:table-cell>
          <table:table-cell table:style-name="FoodItems.D36" office:value-type="string">
            <text:p text:style-name="P110">U</text:p>
          </table:table-cell>
          <table:table-cell table:style-name="FoodItems.E36" office:value-type="string">
            <text:p text:style-name="P108">A</text:p>
          </table:table-cell>
          <table:table-cell table:style-name="FoodItems.F36" office:value-type="string">
            <text:p text:style-name="P109">f</text:p>
          </table:table-cell>
        </table:table-row>
        <table:table-row table:style-name="FoodItems.1">
          <table:table-cell table:style-name="FoodItems.A2" office:value-type="string">
            <text:p text:style-name="P107">Milkshake, Mocha</text:p>
          </table:table-cell>
          <table:table-cell table:style-name="FoodItems.B2" office:value-type="float" office:value="65">
            <text:p text:style-name="P111">65</text:p>
          </table:table-cell>
          <table:table-cell table:style-name="FoodItems.B2" office:value-type="float" office:value="420">
            <text:p text:style-name="P110">420</text:p>
          </table:table-cell>
          <table:table-cell table:style-name="FoodItems.D37" office:value-type="string">
            <text:p text:style-name="P110">U</text:p>
          </table:table-cell>
          <table:table-cell table:style-name="FoodItems.E37" office:value-type="string">
            <text:p text:style-name="P108">A</text:p>
          </table:table-cell>
          <table:table-cell table:style-name="FoodItems.F37" office:value-type="string">
            <text:p text:style-name="P109"><text:span text:style-name="T59">b, </text:span>f</text:p>
          </table:table-cell>
        </table:table-row>
        <table:table-row table:style-name="FoodItems.1">
          <table:table-cell table:style-name="FoodItems.A2" office:value-type="string">
            <text:p text:style-name="P107">Milkshake, Nuke Nut</text:p>
          </table:table-cell>
          <table:table-cell table:style-name="FoodItems.B2" office:value-type="float" office:value="55">
            <text:p text:style-name="P111">55</text:p>
          </table:table-cell>
          <table:table-cell table:style-name="FoodItems.B2" office:value-type="float" office:value="300">
            <text:p text:style-name="P110">300</text:p>
          </table:table-cell>
          <table:table-cell table:style-name="FoodItems.D38" office:value-type="string">
            <text:p text:style-name="P110">U</text:p>
          </table:table-cell>
          <table:table-cell table:style-name="FoodItems.E38" office:value-type="string">
            <text:p text:style-name="P108">A</text:p>
          </table:table-cell>
          <table:table-cell table:style-name="FoodItems.F38" office:value-type="string">
            <text:p text:style-name="P109">f</text:p>
          </table:table-cell>
        </table:table-row>
        <table:table-row table:style-name="FoodItems.1">
          <table:table-cell table:style-name="FoodItems.A2" office:value-type="string">
            <text:p text:style-name="P107">Milkshake, Orange</text:p>
          </table:table-cell>
          <table:table-cell table:style-name="FoodItems.B2" office:value-type="float" office:value="55">
            <text:p text:style-name="P111">55</text:p>
          </table:table-cell>
          <table:table-cell table:style-name="FoodItems.B2" office:value-type="float" office:value="300">
            <text:p text:style-name="P110">300</text:p>
          </table:table-cell>
          <table:table-cell table:style-name="FoodItems.D39" office:value-type="string">
            <text:p text:style-name="P110">U</text:p>
          </table:table-cell>
          <table:table-cell table:style-name="FoodItems.E39" office:value-type="string">
            <text:p text:style-name="P108">A</text:p>
          </table:table-cell>
          <table:table-cell table:style-name="FoodItems.F39" office:value-type="string">
            <text:p text:style-name="P109">f</text:p>
          </table:table-cell>
        </table:table-row>
        <table:table-row table:style-name="FoodItems.1">
          <table:table-cell table:style-name="FoodItems.A2" office:value-type="string">
            <text:p text:style-name="P107">Milkshake, Tarberry</text:p>
          </table:table-cell>
          <table:table-cell table:style-name="FoodItems.B2" office:value-type="float" office:value="55">
            <text:p text:style-name="P111">55</text:p>
          </table:table-cell>
          <table:table-cell table:style-name="FoodItems.B2" office:value-type="float" office:value="300">
            <text:p text:style-name="P110">300</text:p>
          </table:table-cell>
          <table:table-cell table:style-name="FoodItems.D40" office:value-type="string">
            <text:p text:style-name="P110">U</text:p>
          </table:table-cell>
          <table:table-cell table:style-name="FoodItems.E40" office:value-type="string">
            <text:p text:style-name="P108">A</text:p>
          </table:table-cell>
          <table:table-cell table:style-name="FoodItems.F40" office:value-type="string">
            <text:p text:style-name="P109">f</text:p>
          </table:table-cell>
        </table:table-row>
        <table:table-row table:style-name="FoodItems.1">
          <table:table-cell table:style-name="FoodItems.A2" office:value-type="string">
            <text:p text:style-name="P107">Milkshake, Wild Tarberry</text:p>
          </table:table-cell>
          <table:table-cell table:style-name="FoodItems.B2" office:value-type="float" office:value="60">
            <text:p text:style-name="P111">60</text:p>
          </table:table-cell>
          <table:table-cell table:style-name="FoodItems.B2" office:value-type="float" office:value="360">
            <text:p text:style-name="P110">360</text:p>
          </table:table-cell>
          <table:table-cell table:style-name="FoodItems.D41" office:value-type="string">
            <text:p text:style-name="P110">R</text:p>
          </table:table-cell>
          <table:table-cell table:style-name="FoodItems.E41" office:value-type="string">
            <text:p text:style-name="P108">A</text:p>
          </table:table-cell>
          <table:table-cell table:style-name="FoodItems.F41" office:value-type="string">
            <text:p text:style-name="P109">f</text:p>
          </table:table-cell>
        </table:table-row>
        <table:table-row table:style-name="FoodItems.1">
          <table:table-cell table:style-name="FoodItems.A2" office:value-type="string">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oda <text:span text:style-name="T9">(13)</text:span></text:p>
            <text:p text:style-name="P36"><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8">15</text:p>
          </table:table-cell>
          <table:table-cell table:style-name="FoodItems.D44" office:value-type="string">
            <text:p text:style-name="P39">C</text:p>
          </table:table-cell>
          <table:table-cell table:style-name="FoodItems.E44" office:value-type="string">
            <text:p text:style-name="P101">A</text:p>
          </table:table-cell>
          <table:table-cell table:style-name="FoodItems.F44" office:value-type="string">
            <text:p text:style-name="P10">-</text:p>
          </table:table-cell>
        </table:table-row>
        <table:table-row table:style-name="FoodItems.1">
          <table:table-cell table:style-name="FoodItems.A2" office:value-type="string">
            <text:p text:style-name="P36">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8">20</text:p>
          </table:table-cell>
          <table:table-cell table:style-name="FoodItems.D45" office:value-type="string">
            <text:p text:style-name="P39">C</text:p>
          </table:table-cell>
          <table:table-cell table:style-name="FoodItems.E45" office:value-type="string">
            <text:p text:style-name="P101">A</text:p>
          </table:table-cell>
          <table:table-cell table:style-name="FoodItems.F45" office:value-type="string">
            <text:p text:style-name="P10">-</text:p>
          </table:table-cell>
        </table:table-row>
        <table:table-row table:style-name="FoodItems.1">
          <table:table-cell table:style-name="FoodItems.A2" office:value-type="string">
            <text:p text:style-name="P36">Spot Soda, <text:span text:style-name="T4">Bloodshot</text:span></text:p>
          </table:table-cell>
          <table:table-cell table:style-name="FoodItems.B2" office:value-type="float" office:value="65">
            <text:p text:style-name="P37">6<text:span text:style-name="T47">5</text:span></text:p>
          </table:table-cell>
          <table:table-cell table:style-name="FoodItems.B2" office:value-type="float" office:value="33">
            <text:p text:style-name="P38">3<text:span text:style-name="T48">3</text:span></text:p>
          </table:table-cell>
          <table:table-cell table:style-name="FoodItems.D46" office:value-type="string">
            <text:p text:style-name="P39">C</text:p>
          </table:table-cell>
          <table:table-cell table:style-name="FoodItems.E46" office:value-type="string">
            <text:p text:style-name="P101">A</text:p>
          </table:table-cell>
          <table:table-cell table:style-name="FoodItems.F46" office:value-type="string">
            <text:p text:style-name="P10">-</text:p>
          </table:table-cell>
        </table:table-row>
        <table:table-row table:style-name="FoodItems.1">
          <table:table-cell table:style-name="FoodItems.A2" office:value-type="string">
            <text:p text:style-name="P36">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8">45</text:p>
          </table:table-cell>
          <table:table-cell table:style-name="FoodItems.D47" office:value-type="string">
            <text:p text:style-name="P39">C</text:p>
          </table:table-cell>
          <table:table-cell table:style-name="FoodItems.E47" office:value-type="string">
            <text:p text:style-name="P101">A</text:p>
          </table:table-cell>
          <table:table-cell table:style-name="FoodItems.F47" office:value-type="string">
            <text:p text:style-name="P10">-</text:p>
          </table:table-cell>
        </table:table-row>
        <table:table-row table:style-name="FoodItems.1">
          <table:table-cell table:style-name="FoodItems.A2" office:value-type="string">
            <text:p text:style-name="P36">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8">55</text:p>
          </table:table-cell>
          <table:table-cell table:style-name="FoodItems.D48" office:value-type="string">
            <text:p text:style-name="P39">C</text:p>
          </table:table-cell>
          <table:table-cell table:style-name="FoodItems.E48" office:value-type="string">
            <text:p text:style-name="P101">A</text:p>
          </table:table-cell>
          <table:table-cell table:style-name="FoodItems.F48" office:value-type="string">
            <text:p text:style-name="P10">-</text:p>
          </table:table-cell>
        </table:table-row>
        <table:table-row table:style-name="FoodItems.1">
          <table:table-cell table:style-name="FoodItems.A2" office:value-type="string">
            <text:p text:style-name="P36">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8">65</text:p>
          </table:table-cell>
          <table:table-cell table:style-name="FoodItems.D49" office:value-type="string">
            <text:p text:style-name="P39">U</text:p>
          </table:table-cell>
          <table:table-cell table:style-name="FoodItems.E49" office:value-type="string">
            <text:p text:style-name="P101">A</text:p>
          </table:table-cell>
          <table:table-cell table:style-name="FoodItems.F49" office:value-type="string">
            <text:p text:style-name="P10">-</text:p>
          </table:table-cell>
        </table:table-row>
        <table:table-row table:style-name="FoodItems.1">
          <table:table-cell table:style-name="FoodItems.A2" office:value-type="string">
            <text:p text:style-name="P36">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8">75</text:p>
          </table:table-cell>
          <table:table-cell table:style-name="FoodItems.D50" office:value-type="string">
            <text:p text:style-name="P39">U</text:p>
          </table:table-cell>
          <table:table-cell table:style-name="FoodItems.E50" office:value-type="string">
            <text:p text:style-name="P101">A</text:p>
          </table:table-cell>
          <table:table-cell table:style-name="FoodItems.F50" office:value-type="string">
            <text:p text:style-name="P10">-</text:p>
          </table:table-cell>
        </table:table-row>
        <table:table-row table:style-name="FoodItems.1">
          <table:table-cell table:style-name="FoodItems.A2" office:value-type="string">
            <text:p text:style-name="P36">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8">90</text:p>
          </table:table-cell>
          <table:table-cell table:style-name="FoodItems.D51" office:value-type="string">
            <text:p text:style-name="P39">U</text:p>
          </table:table-cell>
          <table:table-cell table:style-name="FoodItems.E51" office:value-type="string">
            <text:p text:style-name="P101">A</text:p>
          </table:table-cell>
          <table:table-cell table:style-name="FoodItems.F51" office:value-type="string">
            <text:p text:style-name="P10">-</text:p>
          </table:table-cell>
        </table:table-row>
        <table:table-row table:style-name="FoodItems.1">
          <table:table-cell table:style-name="FoodItems.A2" office:value-type="string">
            <text:p text:style-name="P36">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8">100</text:p>
          </table:table-cell>
          <table:table-cell table:style-name="FoodItems.D52" office:value-type="string">
            <text:p text:style-name="P39">U</text:p>
          </table:table-cell>
          <table:table-cell table:style-name="FoodItems.E52" office:value-type="string">
            <text:p text:style-name="P101">A</text:p>
          </table:table-cell>
          <table:table-cell table:style-name="FoodItems.F52" office:value-type="string">
            <text:p text:style-name="P10">-</text:p>
          </table:table-cell>
        </table:table-row>
        <table:table-row table:style-name="FoodItems.1">
          <table:table-cell table:style-name="FoodItems.A2" office:value-type="string">
            <text:p text:style-name="P36">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8">120</text:p>
          </table:table-cell>
          <table:table-cell table:style-name="FoodItems.D53" office:value-type="string">
            <text:p text:style-name="P39">R</text:p>
          </table:table-cell>
          <table:table-cell table:style-name="FoodItems.E53" office:value-type="string">
            <text:p text:style-name="P101">A</text:p>
          </table:table-cell>
          <table:table-cell table:style-name="FoodItems.F53" office:value-type="string">
            <text:p text:style-name="P10">-</text:p>
          </table:table-cell>
        </table:table-row>
        <table:table-row table:style-name="FoodItems.1">
          <table:table-cell table:style-name="FoodItems.A2" office:value-type="string">
            <text:p text:style-name="P36">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8">150</text:p>
          </table:table-cell>
          <table:table-cell table:style-name="FoodItems.D54" office:value-type="string">
            <text:p text:style-name="P39">R</text:p>
          </table:table-cell>
          <table:table-cell table:style-name="FoodItems.E54" office:value-type="string">
            <text:p text:style-name="P101">A</text:p>
          </table:table-cell>
          <table:table-cell table:style-name="FoodItems.F54" office:value-type="string">
            <text:p text:style-name="P10">-</text:p>
          </table:table-cell>
        </table:table-row>
        <table:table-row table:style-name="FoodItems.1">
          <table:table-cell table:style-name="FoodItems.A2" office:value-type="string">
            <text:p text:style-name="P36">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8">200</text:p>
          </table:table-cell>
          <table:table-cell table:style-name="FoodItems.D55" office:value-type="string">
            <text:p text:style-name="P39">R</text:p>
          </table:table-cell>
          <table:table-cell table:style-name="FoodItems.E55" office:value-type="string">
            <text:p text:style-name="P101">A</text:p>
          </table:table-cell>
          <table:table-cell table:style-name="FoodItems.F55" office:value-type="string">
            <text:p text:style-name="P10">-</text:p>
          </table:table-cell>
        </table:table-row>
        <table:table-row table:style-name="FoodItems.1">
          <table:table-cell table:style-name="FoodItems.A2" office:value-type="string">
            <text:p text:style-name="P36">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8">250</text:p>
          </table:table-cell>
          <table:table-cell table:style-name="FoodItems.D56" office:value-type="string">
            <text:p text:style-name="P39">R</text:p>
          </table:table-cell>
          <table:table-cell table:style-name="FoodItems.E56" office:value-type="string">
            <text:p text:style-name="P101">A</text:p>
          </table:table-cell>
          <table:table-cell table:style-name="FoodItems.F56" office:value-type="string">
            <text:p text:style-name="P10">-</text:p>
          </table:table-cell>
        </table:table-row>
        <table:table-row table:style-name="FoodItems.1">
          <table:table-cell table:style-name="FoodItems.A2" office:value-type="string">
            <text:p text:style-name="P36"/>
            <text:p text:style-name="P36"/>
            <text:p text:style-name="P36"/>
            <text:p text:style-name="P36"/>
            <text:p text:style-name="P36"/>
          </table:table-cell>
          <table:table-cell table:style-name="FoodItems.B2">
            <text:p text:style-name="P37"/>
          </table:table-cell>
          <table:table-cell table:style-name="FoodItems.B2">
            <text:p text:style-name="P38"/>
          </table:table-cell>
          <table:table-cell table:style-name="FoodItems.B2">
            <text:p text:style-name="P39"/>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40">Canned Goods <text:span text:style-name="T10">(1</text:span><text:span text:style-name="T43">8</text:span><text:span text:style-name="T10">)</text:span></text:p>
            <text:p text:style-name="P40"><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Baked Bean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D59" office:value-type="string">
            <text:p text:style-name="P44">C</text:p>
          </table:table-cell>
          <table:table-cell table:style-name="FoodItems.E59" office:value-type="string">
            <text:p text:style-name="P102">R</text:p>
          </table:table-cell>
          <table:table-cell table:style-name="FoodItems.F59" office:value-type="string">
            <text:p text:style-name="P10">-</text:p>
          </table:table-cell>
        </table:table-row>
        <table:table-row table:style-name="FoodItems.1">
          <table:table-cell table:style-name="FoodItems.A2" office:value-type="string">
            <text:p text:style-name="P41">Baked Beans, <text:span text:style-name="T31">Onion</text:span></text:p>
          </table:table-cell>
          <table:table-cell table:style-name="FoodItems.B2" office:value-type="float" office:value="44">
            <text:p text:style-name="P45">4<text:span text:style-name="T67">4</text:span></text:p>
          </table:table-cell>
          <table:table-cell table:style-name="FoodItems.B2" office:value-type="float" office:value="30">
            <text:p text:style-name="P45">30</text:p>
          </table:table-cell>
          <table:table-cell table:style-name="FoodItems.D60" office:value-type="string">
            <text:p text:style-name="P45">U</text:p>
          </table:table-cell>
          <table:table-cell table:style-name="FoodItems.E60" office:value-type="string">
            <text:p text:style-name="P102">R</text:p>
          </table:table-cell>
          <table:table-cell table:style-name="FoodItems.F60" office:value-type="string">
            <text:p text:style-name="P10">-</text:p>
          </table:table-cell>
        </table:table-row>
        <table:table-row table:style-name="FoodItems.1">
          <table:table-cell table:style-name="FoodItems.A2" office:value-type="string">
            <text:p text:style-name="P41">Baked Beans, <text:span text:style-name="T31">Spicy</text:span></text:p>
          </table:table-cell>
          <table:table-cell table:style-name="FoodItems.B2" office:value-type="float" office:value="44">
            <text:p text:style-name="P45">4<text:span text:style-name="T67">4</text:span></text:p>
          </table:table-cell>
          <table:table-cell table:style-name="FoodItems.B2" office:value-type="float" office:value="30">
            <text:p text:style-name="P45">30</text:p>
          </table:table-cell>
          <table:table-cell table:style-name="FoodItems.D61" office:value-type="string">
            <text:p text:style-name="P45">U</text:p>
          </table:table-cell>
          <table:table-cell table:style-name="FoodItems.E61" office:value-type="string">
            <text:p text:style-name="P102">R</text:p>
          </table:table-cell>
          <table:table-cell table:style-name="FoodItems.F61" office:value-type="string">
            <text:p text:style-name="P10">-</text:p>
          </table:table-cell>
        </table:table-row>
        <table:table-row table:style-name="FoodItems.1">
          <table:table-cell table:style-name="FoodItems.A2" office:value-type="string">
            <text:p text:style-name="P40">Can O’ Pasta n’ Cheese</text:p>
          </table:table-cell>
          <table:table-cell table:style-name="FoodItems.B2" office:value-type="float" office:value="45">
            <text:p text:style-name="P42">45</text:p>
          </table:table-cell>
          <table:table-cell table:style-name="FoodItems.B2" office:value-type="float" office:value="32">
            <text:p text:style-name="P43">32</text:p>
          </table:table-cell>
          <table:table-cell table:style-name="FoodItems.D62" office:value-type="string">
            <text:p text:style-name="P44">C</text:p>
          </table:table-cell>
          <table:table-cell table:style-name="FoodItems.E62" office:value-type="string">
            <text:p text:style-name="P102">R</text:p>
          </table:table-cell>
          <table:table-cell table:style-name="FoodItems.F62" office:value-type="string">
            <text:p text:style-name="P10">-</text:p>
          </table:table-cell>
        </table:table-row>
        <table:table-row table:style-name="FoodItems.1">
          <table:table-cell table:style-name="FoodItems.A2" office:value-type="string">
            <text:p text:style-name="P40">Can O’ Pasta Rings</text:p>
          </table:table-cell>
          <table:table-cell table:style-name="FoodItems.B2" office:value-type="float" office:value="70">
            <text:p text:style-name="P42">70</text:p>
          </table:table-cell>
          <table:table-cell table:style-name="FoodItems.B2" office:value-type="float" office:value="80">
            <text:p text:style-name="P46">80</text:p>
          </table:table-cell>
          <table:table-cell table:style-name="FoodItems.D63" office:value-type="string">
            <text:p text:style-name="P44">R</text:p>
          </table:table-cell>
          <table:table-cell table:style-name="FoodItems.E63" office:value-type="string">
            <text:p text:style-name="P102">A</text:p>
          </table:table-cell>
          <table:table-cell table:style-name="FoodItems.F63" office:value-type="string">
            <text:p text:style-name="P10">-</text:p>
          </table:table-cell>
        </table:table-row>
        <table:table-row table:style-name="FoodItems.1">
          <table:table-cell table:style-name="FoodItems.A2" office:value-type="string">
            <text:p text:style-name="P40">Fried Tato Bites</text:p>
          </table:table-cell>
          <table:table-cell table:style-name="FoodItems.B2" office:value-type="float" office:value="40">
            <text:p text:style-name="P42">40</text:p>
          </table:table-cell>
          <table:table-cell table:style-name="FoodItems.B2" office:value-type="float" office:value="32">
            <text:p text:style-name="P47">32</text:p>
          </table:table-cell>
          <table:table-cell table:style-name="FoodItems.D64" office:value-type="string">
            <text:p text:style-name="P44">C</text:p>
          </table:table-cell>
          <table:table-cell table:style-name="FoodItems.E64" office:value-type="string">
            <text:p text:style-name="P102">A</text:p>
          </table:table-cell>
          <table:table-cell table:style-name="FoodItems.F64" office:value-type="string">
            <text:p text:style-name="P10">-</text:p>
          </table:table-cell>
        </table:table-row>
        <table:table-row table:style-name="FoodItems.1">
          <table:table-cell table:style-name="FoodItems.A2" office:value-type="string">
            <text:p text:style-name="P40">Fried Tato Cheese Bites</text:p>
          </table:table-cell>
          <table:table-cell table:style-name="FoodItems.B2" office:value-type="float" office:value="60">
            <text:p text:style-name="P42">60</text:p>
          </table:table-cell>
          <table:table-cell table:style-name="FoodItems.B2" office:value-type="float" office:value="50">
            <text:p text:style-name="P47">50</text:p>
          </table:table-cell>
          <table:table-cell table:style-name="FoodItems.D65" office:value-type="string">
            <text:p text:style-name="P44">C</text:p>
          </table:table-cell>
          <table:table-cell table:style-name="FoodItems.E65" office:value-type="string">
            <text:p text:style-name="P102">A</text:p>
          </table:table-cell>
          <table:table-cell table:style-name="FoodItems.F65" office:value-type="string">
            <text:p text:style-name="P10">-</text:p>
          </table:table-cell>
        </table:table-row>
        <table:table-row table:style-name="FoodItems.1">
          <table:table-cell table:style-name="FoodItems.A2" office:value-type="string">
            <text:p text:style-name="P48">Jellied Tarberry Sauce</text:p>
          </table:table-cell>
          <table:table-cell table:style-name="FoodItems.B2" office:value-type="float" office:value="70">
            <text:p text:style-name="P42">70</text:p>
          </table:table-cell>
          <table:table-cell table:style-name="FoodItems.B2" office:value-type="float" office:value="60">
            <text:p text:style-name="P49">60</text:p>
          </table:table-cell>
          <table:table-cell table:style-name="FoodItems.D66" office:value-type="string">
            <text:p text:style-name="P44">U</text:p>
          </table:table-cell>
          <table:table-cell table:style-name="FoodItems.E66" office:value-type="string">
            <text:p text:style-name="P102">R</text:p>
          </table:table-cell>
          <table:table-cell table:style-name="FoodItems.F66" office:value-type="string">
            <text:p text:style-name="P10">-</text:p>
          </table:table-cell>
        </table:table-row>
        <table:table-row table:style-name="FoodItems.1">
          <table:table-cell table:style-name="FoodItems.A2" office:value-type="string">
            <text:p text:style-name="P50">Mashed Potatoes</text:p>
          </table:table-cell>
          <table:table-cell table:style-name="FoodItems.B2" office:value-type="float" office:value="40">
            <text:p text:style-name="P42">4<text:span text:style-name="T27">0</text:span></text:p>
          </table:table-cell>
          <table:table-cell table:style-name="FoodItems.B2" office:value-type="float" office:value="20">
            <text:p text:style-name="P43">20</text:p>
          </table:table-cell>
          <table:table-cell table:style-name="FoodItems.D67" office:value-type="string">
            <text:p text:style-name="P44">C</text:p>
          </table:table-cell>
          <table:table-cell table:style-name="FoodItems.E67" office:value-type="string">
            <text:p text:style-name="P102">R</text:p>
          </table:table-cell>
          <table:table-cell table:style-name="FoodItems.F67" office:value-type="string">
            <text:p text:style-name="P10">-</text:p>
          </table:table-cell>
        </table:table-row>
        <table:table-row table:style-name="FoodItems.1">
          <table:table-cell table:style-name="FoodItems.A2" office:value-type="string">
            <text:p text:style-name="P50">Mashed Potatoes, Buttered</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8" office:value-type="string">
            <text:p text:style-name="P44">C</text:p>
          </table:table-cell>
          <table:table-cell table:style-name="FoodItems.E68" office:value-type="string">
            <text:p text:style-name="P102">R</text:p>
          </table:table-cell>
          <table:table-cell table:style-name="FoodItems.F68" office:value-type="string">
            <text:p text:style-name="P10">-</text:p>
          </table:table-cell>
        </table:table-row>
        <table:table-row table:style-name="FoodItems.1">
          <table:table-cell table:style-name="FoodItems.A2" office:value-type="string">
            <text:p text:style-name="P50">Mashed Potatoes, Spicy</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9" office:value-type="string">
            <text:p text:style-name="P44">C</text:p>
          </table:table-cell>
          <table:table-cell table:style-name="FoodItems.E69" office:value-type="string">
            <text:p text:style-name="P102">R</text:p>
          </table:table-cell>
          <table:table-cell table:style-name="FoodItems.F69" office:value-type="string">
            <text:p text:style-name="P10">-</text:p>
          </table:table-cell>
        </table:table-row>
        <table:table-row table:style-name="FoodItems.1">
          <table:table-cell table:style-name="FoodItems.A2" office:value-type="string">
            <text:p text:style-name="P50">Mashed Potatoes, n’ Fern</text:p>
          </table:table-cell>
          <table:table-cell table:style-name="FoodItems.B2" office:value-type="float" office:value="90">
            <text:p text:style-name="P42">90</text:p>
          </table:table-cell>
          <table:table-cell table:style-name="FoodItems.B2" office:value-type="float" office:value="65">
            <text:p text:style-name="P43">65</text:p>
          </table:table-cell>
          <table:table-cell table:style-name="FoodItems.D70" office:value-type="string">
            <text:p text:style-name="P44">R</text:p>
          </table:table-cell>
          <table:table-cell table:style-name="FoodItems.E70" office:value-type="string">
            <text:p text:style-name="P102">R</text:p>
          </table:table-cell>
          <table:table-cell table:style-name="FoodItems.F70" office:value-type="string">
            <text:p text:style-name="P10">-</text:p>
          </table:table-cell>
        </table:table-row>
        <table:table-row table:style-name="FoodItems.1">
          <table:table-cell table:style-name="FoodItems.A2" office:value-type="string">
            <text:p text:style-name="P51">Sauce, Apple</text:p>
          </table:table-cell>
          <table:table-cell table:style-name="FoodItems.B2" office:value-type="float" office:value="55">
            <text:p text:style-name="P42">55</text:p>
          </table:table-cell>
          <table:table-cell table:style-name="FoodItems.B2" office:value-type="float" office:value="20">
            <text:p text:style-name="P43">20</text:p>
          </table:table-cell>
          <table:table-cell table:style-name="FoodItems.D71" office:value-type="string">
            <text:p text:style-name="P44">C</text:p>
          </table:table-cell>
          <table:table-cell table:style-name="FoodItems.E71" office:value-type="string">
            <text:p text:style-name="P102">A</text:p>
          </table:table-cell>
          <table:table-cell table:style-name="FoodItems.F71" office:value-type="string">
            <text:p text:style-name="P10">-</text:p>
          </table:table-cell>
        </table:table-row>
        <table:table-row table:style-name="FoodItems.1">
          <table:table-cell table:style-name="FoodItems.A2" office:value-type="string">
            <text:p text:style-name="P51">Sauce, Fresh Melon</text:p>
          </table:table-cell>
          <table:table-cell table:style-name="FoodItems.B2" office:value-type="float" office:value="40">
            <text:p text:style-name="P42">40</text:p>
          </table:table-cell>
          <table:table-cell table:style-name="FoodItems.B2" office:value-type="float" office:value="60">
            <text:p text:style-name="P43">60</text:p>
          </table:table-cell>
          <table:table-cell table:style-name="FoodItems.D72" office:value-type="string">
            <text:p text:style-name="P44">U</text:p>
          </table:table-cell>
          <table:table-cell table:style-name="FoodItems.E72" office:value-type="string">
            <text:p text:style-name="P102">A</text:p>
          </table:table-cell>
          <table:table-cell table:style-name="FoodItems.F72" office:value-type="string">
            <text:p text:style-name="P20">c</text:p>
          </table:table-cell>
        </table:table-row>
        <table:table-row table:style-name="FoodItems.1">
          <table:table-cell table:style-name="FoodItems.A2" office:value-type="string">
            <text:p text:style-name="P51">Sauce, Fresh Mutfruit</text:p>
          </table:table-cell>
          <table:table-cell table:style-name="FoodItems.B2" office:value-type="float" office:value="40">
            <text:p text:style-name="P42">40</text:p>
          </table:table-cell>
          <table:table-cell table:style-name="FoodItems.B2" office:value-type="float" office:value="64">
            <text:p text:style-name="P43">64</text:p>
          </table:table-cell>
          <table:table-cell table:style-name="FoodItems.D73" office:value-type="string">
            <text:p text:style-name="P44">U</text:p>
          </table:table-cell>
          <table:table-cell table:style-name="FoodItems.E73" office:value-type="string">
            <text:p text:style-name="P102">A</text:p>
          </table:table-cell>
          <table:table-cell table:style-name="FoodItems.F73" office:value-type="string">
            <text:p text:style-name="P20">c</text:p>
          </table:table-cell>
        </table:table-row>
        <table:table-row table:style-name="FoodItems.1">
          <table:table-cell table:style-name="FoodItems.A2" office:value-type="string">
            <text:p text:style-name="P51">Sauce, Orange</text:p>
          </table:table-cell>
          <table:table-cell table:style-name="FoodItems.B2" office:value-type="float" office:value="55">
            <text:p text:style-name="P42">55</text:p>
          </table:table-cell>
          <table:table-cell table:style-name="FoodItems.B2" office:value-type="float" office:value="25">
            <text:p text:style-name="P43">25</text:p>
          </table:table-cell>
          <table:table-cell table:style-name="FoodItems.D74" office:value-type="string">
            <text:p text:style-name="P44">C</text:p>
          </table:table-cell>
          <table:table-cell table:style-name="FoodItems.E74" office:value-type="string">
            <text:p text:style-name="P102">A</text:p>
          </table:table-cell>
          <table:table-cell table:style-name="FoodItems.F74" office:value-type="string">
            <text:p text:style-name="P10">-</text:p>
          </table:table-cell>
        </table:table-row>
        <table:table-row table:style-name="FoodItems.1">
          <table:table-cell table:style-name="FoodItems.A2" office:value-type="string">
            <text:p text:style-name="P51">Sauce, Sweetened Melon</text:p>
          </table:table-cell>
          <table:table-cell table:style-name="FoodItems.B2" office:value-type="float" office:value="40">
            <text:p text:style-name="P42">40</text:p>
          </table:table-cell>
          <table:table-cell table:style-name="FoodItems.B2" office:value-type="float" office:value="30">
            <text:p text:style-name="P43">30</text:p>
          </table:table-cell>
          <table:table-cell table:style-name="FoodItems.D75" office:value-type="string">
            <text:p text:style-name="P44">C</text:p>
          </table:table-cell>
          <table:table-cell table:style-name="FoodItems.E75" office:value-type="string">
            <text:p text:style-name="P102">A</text:p>
          </table:table-cell>
          <table:table-cell table:style-name="FoodItems.F75" office:value-type="string">
            <text:p text:style-name="P20">-</text:p>
          </table:table-cell>
        </table:table-row>
        <table:table-row table:style-name="FoodItems.1">
          <table:table-cell table:style-name="FoodItems.A2" office:value-type="string">
            <text:p text:style-name="P51">Sauce, Sweetened Mutfruit</text:p>
          </table:table-cell>
          <table:table-cell table:style-name="FoodItems.B2" office:value-type="float" office:value="40">
            <text:p text:style-name="P42">40</text:p>
          </table:table-cell>
          <table:table-cell table:style-name="FoodItems.B2" office:value-type="float" office:value="32">
            <text:p text:style-name="P43">32</text:p>
          </table:table-cell>
          <table:table-cell table:style-name="FoodItems.D76" office:value-type="string">
            <text:p text:style-name="P44">C</text:p>
          </table:table-cell>
          <table:table-cell table:style-name="FoodItems.E76" office:value-type="string">
            <text:p text:style-name="P102">A</text:p>
          </table:table-cell>
          <table:table-cell table:style-name="FoodItems.F76" office:value-type="string">
            <text:p text:style-name="P20">-</text:p>
          </table:table-cell>
        </table:table-row>
        <table:table-row table:style-name="FoodItems.1">
          <table:table-cell table:style-name="FoodItems.A2" office:value-type="string">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cell table:style-name="FoodItems.B2">
            <text:p text:style-name="P42"/>
          </table:table-cell>
          <table:table-cell table:style-name="FoodItems.B2">
            <text:p text:style-name="P43"/>
          </table:table-cell>
          <table:table-cell table:style-name="FoodItems.B2">
            <text:p text:style-name="P44"/>
          </table:table-cell>
          <table:table-cell table:style-name="FoodItems.B2">
            <text:p text:style-name="P20"/>
          </table:table-cell>
          <table:table-cell table:style-name="FoodItems.F2">
            <text:p text:style-name="P20"/>
          </table:table-cell>
        </table:table-row>
        <text:soft-page-break/>
        <table:table-row table:style-name="FoodItems.1">
          <table:table-cell table:style-name="FoodItems.A2" office:value-type="string">
            <text:p text:style-name="P52">Cakes and Bakery <text:span text:style-name="T10">(25)</text:span></text:p>
            <text:p text:style-name="P5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55">Afterburners</text:p>
          </table:table-cell>
          <table:table-cell table:style-name="FoodItems.B2" office:value-type="float" office:value="10">
            <text:p text:style-name="P43">10</text:p>
          </table:table-cell>
          <table:table-cell table:style-name="FoodItems.B2" office:value-type="float" office:value="29">
            <text:p text:style-name="P56">29</text:p>
          </table:table-cell>
          <table:table-cell table:style-name="FoodItems.D79" office:value-type="string">
            <text:p text:style-name="P116">R</text:p>
          </table:table-cell>
          <table:table-cell table:style-name="FoodItems.E79" office:value-type="string">
            <text:p text:style-name="P102">A</text:p>
          </table:table-cell>
          <table:table-cell table:style-name="FoodItems.F79" office:value-type="string">
            <text:p text:style-name="P20">b</text:p>
          </table:table-cell>
        </table:table-row>
        <table:table-row table:style-name="FoodItems.1">
          <table:table-cell table:style-name="FoodItems.A2" office:value-type="string">
            <text:p text:style-name="P53">Buttered <text:span text:style-name="T5">Apple</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0" office:value-type="string">
            <text:p text:style-name="P58">C</text:p>
          </table:table-cell>
          <table:table-cell table:style-name="FoodItems.E80" office:value-type="string">
            <text:p text:style-name="P103">A</text:p>
          </table:table-cell>
          <table:table-cell table:style-name="FoodItems.F80" office:value-type="string">
            <text:p text:style-name="P10">-</text:p>
          </table:table-cell>
        </table:table-row>
        <table:table-row table:style-name="FoodItems.1">
          <table:table-cell table:style-name="FoodItems.A2" office:value-type="string">
            <text:p text:style-name="P52">Buttered Carro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1" office:value-type="string">
            <text:p text:style-name="P58">C</text:p>
          </table:table-cell>
          <table:table-cell table:style-name="FoodItems.E81" office:value-type="string">
            <text:p text:style-name="P103">A</text:p>
          </table:table-cell>
          <table:table-cell table:style-name="FoodItems.F81" office:value-type="string">
            <text:p text:style-name="P10">-</text:p>
          </table:table-cell>
        </table:table-row>
        <table:table-row table:style-name="FoodItems.1">
          <table:table-cell table:style-name="FoodItems.A2" office:value-type="string">
            <text:p text:style-name="P54">Buttered <text:span text:style-name="T6">Cheese</text:span> Cake</text:p>
          </table:table-cell>
          <table:table-cell table:style-name="FoodItems.B2" office:value-type="float" office:value="80">
            <text:p text:style-name="P57">80</text:p>
          </table:table-cell>
          <table:table-cell table:style-name="FoodItems.B2" office:value-type="float" office:value="90">
            <text:p text:style-name="P58">90</text:p>
          </table:table-cell>
          <table:table-cell table:style-name="FoodItems.D82" office:value-type="string">
            <text:p text:style-name="P58">U</text:p>
          </table:table-cell>
          <table:table-cell table:style-name="FoodItems.E82" office:value-type="string">
            <text:p text:style-name="P103">A</text:p>
          </table:table-cell>
          <table:table-cell table:style-name="FoodItems.F82" office:value-type="string">
            <text:p text:style-name="P10">-</text:p>
          </table:table-cell>
        </table:table-row>
        <table:table-row table:style-name="FoodItems.1">
          <table:table-cell table:style-name="FoodItems.A2" office:value-type="string">
            <text:p text:style-name="P53">Buttered <text:span text:style-name="T5">Chocolate</text:span> Cake</text:p>
          </table:table-cell>
          <table:table-cell table:style-name="FoodItems.B2" office:value-type="float" office:value="85">
            <text:p text:style-name="P57">85</text:p>
          </table:table-cell>
          <table:table-cell table:style-name="FoodItems.B2" office:value-type="float" office:value="90">
            <text:p text:style-name="P58">90</text:p>
          </table:table-cell>
          <table:table-cell table:style-name="FoodItems.D83" office:value-type="string">
            <text:p text:style-name="P58">U</text:p>
          </table:table-cell>
          <table:table-cell table:style-name="FoodItems.E83" office:value-type="string">
            <text:p text:style-name="P103">A</text:p>
          </table:table-cell>
          <table:table-cell table:style-name="FoodItems.F83" office:value-type="string">
            <text:p text:style-name="P10">-</text:p>
          </table:table-cell>
        </table:table-row>
        <table:table-row table:style-name="FoodItems.1">
          <table:table-cell table:style-name="FoodItems.A2" office:value-type="string">
            <text:p text:style-name="P52">Buttered Cor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4" office:value-type="string">
            <text:p text:style-name="P58">C</text:p>
          </table:table-cell>
          <table:table-cell table:style-name="FoodItems.E84" office:value-type="string">
            <text:p text:style-name="P103">A</text:p>
          </table:table-cell>
          <table:table-cell table:style-name="FoodItems.F84" office:value-type="string">
            <text:p text:style-name="P10">-</text:p>
          </table:table-cell>
        </table:table-row>
        <table:table-row table:style-name="FoodItems.1">
          <table:table-cell table:style-name="FoodItems.A2" office:value-type="string">
            <text:p text:style-name="P54">Buttered <text:span text:style-name="T6">Mutfruit</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5" office:value-type="string">
            <text:p text:style-name="P58">C</text:p>
          </table:table-cell>
          <table:table-cell table:style-name="FoodItems.E85" office:value-type="string">
            <text:p text:style-name="P103">A</text:p>
          </table:table-cell>
          <table:table-cell table:style-name="FoodItems.F85" office:value-type="string">
            <text:p text:style-name="P10">-</text:p>
          </table:table-cell>
        </table:table-row>
        <table:table-row table:style-name="FoodItems.1">
          <table:table-cell table:style-name="FoodItems.A2" office:value-type="string">
            <text:p text:style-name="P54">Buttered <text:span text:style-name="T6">Orange</text:span> Cake</text:p>
          </table:table-cell>
          <table:table-cell table:style-name="FoodItems.B2" office:value-type="float" office:value="75">
            <text:p text:style-name="P57">75</text:p>
          </table:table-cell>
          <table:table-cell table:style-name="FoodItems.B2" office:value-type="float" office:value="90">
            <text:p text:style-name="P58">90</text:p>
          </table:table-cell>
          <table:table-cell table:style-name="FoodItems.D86" office:value-type="string">
            <text:p text:style-name="P58">U</text:p>
          </table:table-cell>
          <table:table-cell table:style-name="FoodItems.E86" office:value-type="string">
            <text:p text:style-name="P103">A</text:p>
          </table:table-cell>
          <table:table-cell table:style-name="FoodItems.F86" office:value-type="string">
            <text:p text:style-name="P10">-</text:p>
          </table:table-cell>
        </table:table-row>
        <table:table-row table:style-name="FoodItems.1">
          <table:table-cell table:style-name="FoodItems.A2" office:value-type="string">
            <text:p text:style-name="P52">Buttered Potato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7" office:value-type="string">
            <text:p text:style-name="P58">C</text:p>
          </table:table-cell>
          <table:table-cell table:style-name="FoodItems.E87" office:value-type="string">
            <text:p text:style-name="P103">A</text:p>
          </table:table-cell>
          <table:table-cell table:style-name="FoodItems.F87" office:value-type="string">
            <text:p text:style-name="P10">-</text:p>
          </table:table-cell>
        </table:table-row>
        <table:table-row table:style-name="FoodItems.1">
          <table:table-cell table:style-name="FoodItems.A2" office:value-type="string">
            <text:p text:style-name="P53">Buttered <text:span text:style-name="T5">Pumpkin</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8" office:value-type="string">
            <text:p text:style-name="P58">C</text:p>
          </table:table-cell>
          <table:table-cell table:style-name="FoodItems.E88" office:value-type="string">
            <text:p text:style-name="P103">A</text:p>
          </table:table-cell>
          <table:table-cell table:style-name="FoodItems.F88" office:value-type="string">
            <text:p text:style-name="P10">-</text:p>
          </table:table-cell>
        </table:table-row>
        <table:table-row table:style-name="FoodItems.1">
          <table:table-cell table:style-name="FoodItems.A2" office:value-type="string">
            <text:p text:style-name="P52">Buttered Whea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9" office:value-type="string">
            <text:p text:style-name="P58">C</text:p>
          </table:table-cell>
          <table:table-cell table:style-name="FoodItems.E89" office:value-type="string">
            <text:p text:style-name="P103">A</text:p>
          </table:table-cell>
          <table:table-cell table:style-name="FoodItems.F89" office:value-type="string">
            <text:p text:style-name="P10">-</text:p>
          </table:table-cell>
        </table:table-row>
        <table:table-row table:style-name="FoodItems.1">
          <table:table-cell table:style-name="FoodItems.A2" office:value-type="string">
            <text:p text:style-name="P55">Cornbread</text:p>
          </table:table-cell>
          <table:table-cell table:style-name="FoodItems.B2" office:value-type="float" office:value="35">
            <text:p text:style-name="P59">35</text:p>
          </table:table-cell>
          <table:table-cell table:style-name="FoodItems.B2" office:value-type="float" office:value="40">
            <text:p text:style-name="P59">40</text:p>
          </table:table-cell>
          <table:table-cell table:style-name="FoodItems.D90" office:value-type="string">
            <text:p text:style-name="P59">C</text:p>
          </table:table-cell>
          <table:table-cell table:style-name="FoodItems.E90" office:value-type="string">
            <text:p text:style-name="P103">R</text:p>
          </table:table-cell>
          <table:table-cell table:style-name="FoodItems.F90" office:value-type="string">
            <text:p text:style-name="P10">-</text:p>
          </table:table-cell>
        </table:table-row>
        <table:table-row table:style-name="FoodItems.1">
          <table:table-cell table:style-name="FoodItems.A2" office:value-type="string">
            <text:p text:style-name="P55">Cornbread, Fresh</text:p>
          </table:table-cell>
          <table:table-cell table:style-name="FoodItems.B2" office:value-type="float" office:value="35">
            <text:p text:style-name="P59">35</text:p>
          </table:table-cell>
          <table:table-cell table:style-name="FoodItems.B2" office:value-type="float" office:value="65">
            <text:p text:style-name="P59">65</text:p>
          </table:table-cell>
          <table:table-cell table:style-name="FoodItems.D91" office:value-type="string">
            <text:p text:style-name="P59">U</text:p>
          </table:table-cell>
          <table:table-cell table:style-name="FoodItems.E91" office:value-type="string">
            <text:p text:style-name="P103">R</text:p>
          </table:table-cell>
          <table:table-cell table:style-name="FoodItems.F91" office:value-type="string">
            <text:p text:style-name="P20">c</text:p>
          </table:table-cell>
        </table:table-row>
        <table:table-row table:style-name="FoodItems.1">
          <table:table-cell table:style-name="FoodItems.A1" office:value-type="string">
            <text:p text:style-name="P55">Cornbread, Wild</text:p>
          </table:table-cell>
          <table:table-cell table:style-name="FoodItems.B34" office:value-type="float" office:value="45">
            <text:p text:style-name="P59">45</text:p>
          </table:table-cell>
          <table:table-cell table:style-name="FoodItems.B34" office:value-type="float" office:value="75">
            <text:p text:style-name="P59">75</text:p>
          </table:table-cell>
          <table:table-cell table:style-name="FoodItems.D92" office:value-type="string">
            <text:p text:style-name="P59">R</text:p>
          </table:table-cell>
          <table:table-cell table:style-name="FoodItems.E92" office:value-type="string">
            <text:p text:style-name="P103">R</text:p>
          </table:table-cell>
          <table:table-cell table:style-name="FoodItems.F92" office:value-type="string">
            <text:p text:style-name="P10">-</text:p>
          </table:table-cell>
        </table:table-row>
        <table:table-row table:style-name="FoodItems.1">
          <table:table-cell table:style-name="FoodItems.A2" office:value-type="string">
            <text:p text:style-name="P112">Cake, Fresh Mutfruit</text:p>
          </table:table-cell>
          <table:table-cell table:style-name="FoodItems.B2" office:value-type="float" office:value="30">
            <text:p text:style-name="P112">30</text:p>
          </table:table-cell>
          <table:table-cell table:style-name="FoodItems.B2" office:value-type="float" office:value="60">
            <text:p text:style-name="P112">60</text:p>
          </table:table-cell>
          <table:table-cell table:style-name="FoodItems.D93" office:value-type="string">
            <text:p text:style-name="P112">U</text:p>
          </table:table-cell>
          <table:table-cell table:style-name="FoodItems.E93" office:value-type="string">
            <text:p text:style-name="P112">R</text:p>
          </table:table-cell>
          <table:table-cell table:style-name="FoodItems.F93" office:value-type="string">
            <text:p text:style-name="P112">c</text:p>
          </table:table-cell>
        </table:table-row>
        <table:table-row table:style-name="FoodItems.1">
          <table:table-cell table:style-name="FoodItems.A2" office:value-type="string">
            <text:p text:style-name="P60">Pie, Appl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4" office:value-type="string">
            <text:p text:style-name="P62">U</text:p>
          </table:table-cell>
          <table:table-cell table:style-name="FoodItems.E94" office:value-type="string">
            <text:p text:style-name="P103">A</text:p>
          </table:table-cell>
          <table:table-cell table:style-name="FoodItems.F94" office:value-type="string">
            <text:p text:style-name="P10">-</text:p>
          </table:table-cell>
        </table:table-row>
        <table:table-row table:style-name="FoodItems.1">
          <table:table-cell table:style-name="FoodItems.A2" office:value-type="string">
            <text:p text:style-name="P60">Pie, Bean and Meat</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5" office:value-type="string">
            <text:p text:style-name="P62">R</text:p>
          </table:table-cell>
          <table:table-cell table:style-name="FoodItems.E95" office:value-type="string">
            <text:p text:style-name="P103">A</text:p>
          </table:table-cell>
          <table:table-cell table:style-name="FoodItems.F95" office:value-type="string">
            <text:p text:style-name="P10">-</text:p>
          </table:table-cell>
        </table:table-row>
        <table:table-row table:style-name="FoodItems.1">
          <table:table-cell table:style-name="FoodItems.A2" office:value-type="string">
            <text:p text:style-name="P60">Pie, Chees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6" office:value-type="string">
            <text:p text:style-name="P62">U</text:p>
          </table:table-cell>
          <table:table-cell table:style-name="FoodItems.E96" office:value-type="string">
            <text:p text:style-name="P103">A</text:p>
          </table:table-cell>
          <table:table-cell table:style-name="FoodItems.F96" office:value-type="string">
            <text:p text:style-name="P10">-</text:p>
          </table:table-cell>
        </table:table-row>
        <table:table-row table:style-name="FoodItems.1">
          <table:table-cell table:style-name="FoodItems.A2" office:value-type="string">
            <text:p text:style-name="P60">Pie, <text:span text:style-name="T7">Mint </text:span>Chocolate</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7" office:value-type="string">
            <text:p text:style-name="P62">R</text:p>
          </table:table-cell>
          <table:table-cell table:style-name="FoodItems.E97" office:value-type="string">
            <text:p text:style-name="P103">A</text:p>
          </table:table-cell>
          <table:table-cell table:style-name="FoodItems.F97" office:value-type="string">
            <text:p text:style-name="P10">-</text:p>
          </table:table-cell>
        </table:table-row>
        <table:table-row table:style-name="FoodItems.1">
          <table:table-cell table:style-name="FoodItems.A2" office:value-type="string">
            <text:p text:style-name="P60">Pie, Fresh Carrot</text:p>
          </table:table-cell>
          <table:table-cell table:style-name="FoodItems.B2" office:value-type="float" office:value="90">
            <text:p text:style-name="P62">90</text:p>
          </table:table-cell>
          <table:table-cell table:style-name="FoodItems.B2" office:value-type="float" office:value="120">
            <text:p text:style-name="P63">120</text:p>
          </table:table-cell>
          <table:table-cell table:style-name="FoodItems.D98" office:value-type="string">
            <text:p text:style-name="P62">R</text:p>
          </table:table-cell>
          <table:table-cell table:style-name="FoodItems.E98" office:value-type="string">
            <text:p text:style-name="P103">A</text:p>
          </table:table-cell>
          <table:table-cell table:style-name="FoodItems.F98" office:value-type="string">
            <text:p text:style-name="P20">c</text:p>
          </table:table-cell>
        </table:table-row>
        <table:table-row table:style-name="FoodItems.1">
          <table:table-cell table:style-name="FoodItems.A2" office:value-type="string">
            <text:p text:style-name="P60">Pie, Fresh Melo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9" office:value-type="string">
            <text:p text:style-name="P62">R</text:p>
          </table:table-cell>
          <table:table-cell table:style-name="FoodItems.E99" office:value-type="string">
            <text:p text:style-name="P103">A</text:p>
          </table:table-cell>
          <table:table-cell table:style-name="FoodItems.F99" office:value-type="string">
            <text:p text:style-name="P20">c</text:p>
          </table:table-cell>
        </table:table-row>
        <table:table-row table:style-name="FoodItems.1">
          <table:table-cell table:style-name="FoodItems.A2" office:value-type="string">
            <text:p text:style-name="P61">Pie, Fresh M<text:span text:style-name="T7">utfruit</text:spa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100" office:value-type="string">
            <text:p text:style-name="P62">R</text:p>
          </table:table-cell>
          <table:table-cell table:style-name="FoodItems.E100" office:value-type="string">
            <text:p text:style-name="P103">A</text:p>
          </table:table-cell>
          <table:table-cell table:style-name="FoodItems.F100" office:value-type="string">
            <text:p text:style-name="P20">c</text:p>
          </table:table-cell>
        </table:table-row>
        <table:table-row table:style-name="FoodItems.1">
          <table:table-cell table:style-name="FoodItems.A2" office:value-type="string">
            <text:p text:style-name="P64">Pie, Nuke Nut</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1" office:value-type="string">
            <text:p text:style-name="P62">U</text:p>
          </table:table-cell>
          <table:table-cell table:style-name="FoodItems.E101" office:value-type="string">
            <text:p text:style-name="P103">A</text:p>
          </table:table-cell>
          <table:table-cell table:style-name="FoodItems.F101" office:value-type="string">
            <text:p text:style-name="P10">-</text:p>
          </table:table-cell>
        </table:table-row>
        <table:table-row table:style-name="FoodItems.1">
          <table:table-cell table:style-name="FoodItems.A2" office:value-type="string">
            <text:p text:style-name="P60">Pie, Orang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2" office:value-type="string">
            <text:p text:style-name="P62">U</text:p>
          </table:table-cell>
          <table:table-cell table:style-name="FoodItems.E102" office:value-type="string">
            <text:p text:style-name="P103">A</text:p>
          </table:table-cell>
          <table:table-cell table:style-name="FoodItems.F102" office:value-type="string">
            <text:p text:style-name="P10">-</text:p>
          </table:table-cell>
        </table:table-row>
        <table:table-row table:style-name="FoodItems.1">
          <table:table-cell table:style-name="FoodItems.A2" office:value-type="string">
            <text:p text:style-name="P60">Pie, Pumpkin</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3" office:value-type="string">
            <text:p text:style-name="P62">U</text:p>
          </table:table-cell>
          <table:table-cell table:style-name="FoodItems.E103" office:value-type="string">
            <text:p text:style-name="P103">A</text:p>
          </table:table-cell>
          <table:table-cell table:style-name="FoodItems.F103" office:value-type="string">
            <text:p text:style-name="P10">-</text:p>
          </table:table-cell>
        </table:table-row>
        <table:table-row table:style-name="FoodItems.1">
          <table:table-cell table:style-name="FoodItems.A2" office:value-type="string">
            <text:p text:style-name="P60">Pie, Wild Tarberry</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104" office:value-type="string">
            <text:p text:style-name="P62">R</text:p>
          </table:table-cell>
          <table:table-cell table:style-name="FoodItems.E104" office:value-type="string">
            <text:p text:style-name="P103">A</text:p>
          </table:table-cell>
          <table:table-cell table:style-name="FoodItems.F104" office:value-type="string">
            <text:p text:style-name="P10">-</text:p>
          </table:table-cell>
        </table:table-row>
        <table:table-row table:style-name="FoodItems.1">
          <table:table-cell table:style-name="FoodItems.A2" office:value-type="string">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s (<text:span text:style-name="T32">5</text:span>)</text:p>
            <text:p text:style-name="P65"><text:s text:c="4"/>Salad kept sealed in a box, until eaten. <text:s/>Lasts a long time. <text:s/>Any lettuce in the salad is typically lunkflower.</text:p>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 Apple <text:span text:style-name="T63">Vin</text:span><text:span text:style-name="T65">ai</text:span><text:span text:style-name="T63">gr</text:span><text:span text:style-name="T64">ette</text:span></text:p>
          </table:table-cell>
          <table:table-cell table:style-name="FoodItems.B2" office:value-type="float" office:value="50">
            <text:p text:style-name="P66">50</text:p>
          </table:table-cell>
          <table:table-cell table:style-name="FoodItems.B2" office:value-type="float" office:value="40">
            <text:p text:style-name="P66">40</text:p>
          </table:table-cell>
          <table:table-cell table:style-name="FoodItems.D107" office:value-type="string">
            <text:p text:style-name="P65">C</text:p>
          </table:table-cell>
          <table:table-cell table:style-name="FoodItems.E107" office:value-type="string">
            <text:p text:style-name="P103">R</text:p>
          </table:table-cell>
          <table:table-cell table:style-name="FoodItems.F107" office:value-type="string">
            <text:p text:style-name="P10">-</text:p>
          </table:table-cell>
        </table:table-row>
        <table:table-row table:style-name="FoodItems.1">
          <table:table-cell table:style-name="FoodItems.A2" office:value-type="string">
            <text:p text:style-name="P65">Salad, <text:span text:style-name="T45">Vegetable</text:span></text:p>
          </table:table-cell>
          <table:table-cell table:style-name="FoodItems.B2" office:value-type="float" office:value="45">
            <text:p text:style-name="P66">4<text:span text:style-name="T45">5</text:span></text:p>
          </table:table-cell>
          <table:table-cell table:style-name="FoodItems.B2" office:value-type="float" office:value="40">
            <text:p text:style-name="P66">40</text:p>
          </table:table-cell>
          <table:table-cell table:style-name="FoodItems.D108" office:value-type="string">
            <text:p text:style-name="P67">U</text:p>
          </table:table-cell>
          <table:table-cell table:style-name="FoodItems.E108" office:value-type="string">
            <text:p text:style-name="P103">R</text:p>
          </table:table-cell>
          <table:table-cell table:style-name="FoodItems.F108" office:value-type="string">
            <text:p text:style-name="P10">-</text:p>
          </table:table-cell>
        </table:table-row>
        <table:table-row table:style-name="FoodItems.1">
          <table:table-cell table:style-name="FoodItems.A2" office:value-type="string">
            <text:p text:style-name="P65">Salad, Chicken</text:p>
          </table:table-cell>
          <table:table-cell table:style-name="FoodItems.B2" office:value-type="float" office:value="55">
            <text:p text:style-name="P66">55</text:p>
          </table:table-cell>
          <table:table-cell table:style-name="FoodItems.B2" office:value-type="float" office:value="60">
            <text:p text:style-name="P66">60</text:p>
          </table:table-cell>
          <table:table-cell table:style-name="FoodItems.D109" office:value-type="string">
            <text:p text:style-name="P65">R</text:p>
          </table:table-cell>
          <table:table-cell table:style-name="FoodItems.E109" office:value-type="string">
            <text:p text:style-name="P103">R,A</text:p>
          </table:table-cell>
          <table:table-cell table:style-name="FoodItems.F109" office:value-type="string">
            <text:p text:style-name="P10">-</text:p>
          </table:table-cell>
        </table:table-row>
        <table:table-row table:style-name="FoodItems.1">
          <table:table-cell table:style-name="FoodItems.A2" office:value-type="string">
            <text:p text:style-name="P65">Salad, Deathclaw</text:p>
          </table:table-cell>
          <table:table-cell table:style-name="FoodItems.B2" office:value-type="float" office:value="75">
            <text:p text:style-name="P66">75</text:p>
          </table:table-cell>
          <table:table-cell table:style-name="FoodItems.B2" office:value-type="float" office:value="80">
            <text:p text:style-name="P66">80</text:p>
          </table:table-cell>
          <table:table-cell table:style-name="FoodItems.D110" office:value-type="string">
            <text:p text:style-name="P65">R</text:p>
          </table:table-cell>
          <table:table-cell table:style-name="FoodItems.E110" office:value-type="string">
            <text:p text:style-name="P103">R,A</text:p>
          </table:table-cell>
          <table:table-cell table:style-name="FoodItems.F110" office:value-type="string">
            <text:p text:style-name="P10">-</text:p>
          </table:table-cell>
        </table:table-row>
        <table:table-row table:style-name="FoodItems.1">
          <table:table-cell table:style-name="FoodItems.A2" office:value-type="string">
            <text:p text:style-name="P65">Salad, Plain Lettuce</text:p>
          </table:table-cell>
          <table:table-cell table:style-name="FoodItems.B2" office:value-type="float" office:value="25">
            <text:p text:style-name="P66">25</text:p>
          </table:table-cell>
          <table:table-cell table:style-name="FoodItems.B2" office:value-type="float" office:value="16">
            <text:p text:style-name="P66">16</text:p>
          </table:table-cell>
          <table:table-cell table:style-name="FoodItems.D111" office:value-type="string">
            <text:p text:style-name="P65">C</text:p>
          </table:table-cell>
          <table:table-cell table:style-name="FoodItems.E111" office:value-type="string">
            <text:p text:style-name="P103">R</text:p>
          </table:table-cell>
          <table:table-cell table:style-name="FoodItems.F111" office:value-type="string">
            <text:p text:style-name="P10">-</text:p>
          </table:table-cell>
        </table:table-row>
        <table:table-row table:style-name="FoodItems.1">
          <table:table-cell table:style-name="FoodItems.A2" office:value-type="string">
            <text:p text:style-name="P60"/>
            <text:p text:style-name="P60"/>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68">Chips <text:span text:style-name="T10">(9)</text:span></text:p>
            <text:p text:style-name="P68"><text:s text:c="4"/><text:span text:style-name="T22">Boxed chips of sorts. <text:s/>Find a flavor you like and enjoy it, there’s not much more to it than that. <text:s/></text:span><text:span text:style-name="T29">Radiation-fre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orn Chips, <text:span text:style-name="T8">Hubflower</text:span></text:p>
          </table:table-cell>
          <table:table-cell table:style-name="FoodItems.B2" office:value-type="float" office:value="38">
            <text:p text:style-name="P70">38</text:p>
          </table:table-cell>
          <table:table-cell table:style-name="FoodItems.B2" office:value-type="float" office:value="40">
            <text:p text:style-name="P70">40</text:p>
          </table:table-cell>
          <table:table-cell table:style-name="FoodItems.D114" office:value-type="string">
            <text:p text:style-name="P71">C</text:p>
          </table:table-cell>
          <table:table-cell table:style-name="FoodItems.E114" office:value-type="string">
            <text:p text:style-name="P103">A</text:p>
          </table:table-cell>
          <table:table-cell table:style-name="FoodItems.F114" office:value-type="string">
            <text:p text:style-name="P10">-</text:p>
          </table:table-cell>
        </table:table-row>
        <table:table-row table:style-name="FoodItems.1">
          <table:table-cell table:style-name="FoodItems.A2" office:value-type="string">
            <text:p text:style-name="P68">Corn Chips, <text:span text:style-name="T8">Plain</text:span></text:p>
          </table:table-cell>
          <table:table-cell table:style-name="FoodItems.B2" office:value-type="float" office:value="35">
            <text:p text:style-name="P70">35</text:p>
          </table:table-cell>
          <table:table-cell table:style-name="FoodItems.B2" office:value-type="float" office:value="35">
            <text:p text:style-name="P70">35</text:p>
          </table:table-cell>
          <table:table-cell table:style-name="FoodItems.D115" office:value-type="string">
            <text:p text:style-name="P71">C</text:p>
          </table:table-cell>
          <table:table-cell table:style-name="FoodItems.E115" office:value-type="string">
            <text:p text:style-name="P103">A</text:p>
          </table:table-cell>
          <table:table-cell table:style-name="FoodItems.F115" office:value-type="string">
            <text:p text:style-name="P10">-</text:p>
          </table:table-cell>
        </table:table-row>
        <table:table-row table:style-name="FoodItems.1">
          <table:table-cell table:style-name="FoodItems.A2" office:value-type="string">
            <text:p text:style-name="P69">Corn Chips, <text:span text:style-name="T8">Wild Tarberry</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6" office:value-type="string">
            <text:p text:style-name="P71">R</text:p>
          </table:table-cell>
          <table:table-cell table:style-name="FoodItems.E116" office:value-type="string">
            <text:p text:style-name="P103">A</text:p>
          </table:table-cell>
          <table:table-cell table:style-name="FoodItems.F116" office:value-type="string">
            <text:p text:style-name="P10">-</text:p>
          </table:table-cell>
        </table:table-row>
        <table:table-row table:style-name="FoodItems.1">
          <table:table-cell table:style-name="FoodItems.A2" office:value-type="string">
            <text:p text:style-name="P68">Corn Chips, <text:span text:style-name="T8">Wild Fruit</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7" office:value-type="string">
            <text:p text:style-name="P71">R</text:p>
          </table:table-cell>
          <table:table-cell table:style-name="FoodItems.E117" office:value-type="string">
            <text:p text:style-name="P103">A</text:p>
          </table:table-cell>
          <table:table-cell table:style-name="FoodItems.F117" office:value-type="string">
            <text:p text:style-name="P10">-</text:p>
          </table:table-cell>
        </table:table-row>
        <table:table-row table:style-name="FoodItems.1">
          <table:table-cell table:style-name="FoodItems.A2" office:value-type="string">
            <text:p text:style-name="P72">Potato Chips, Basic</text:p>
          </table:table-cell>
          <table:table-cell table:style-name="FoodItems.B2" office:value-type="float" office:value="35">
            <text:p text:style-name="P70">35</text:p>
          </table:table-cell>
          <table:table-cell table:style-name="FoodItems.B2" office:value-type="float" office:value="40">
            <text:p text:style-name="P70">40</text:p>
          </table:table-cell>
          <table:table-cell table:style-name="FoodItems.D118" office:value-type="string">
            <text:p text:style-name="P71">C</text:p>
          </table:table-cell>
          <table:table-cell table:style-name="FoodItems.E118" office:value-type="string">
            <text:p text:style-name="P103">A</text:p>
          </table:table-cell>
          <table:table-cell table:style-name="FoodItems.F118" office:value-type="string">
            <text:p text:style-name="P10">-</text:p>
          </table:table-cell>
        </table:table-row>
        <table:table-row table:style-name="FoodItems.1">
          <table:table-cell table:style-name="FoodItems.A2" office:value-type="string">
            <text:p text:style-name="P72">Potato Chips, Cheese</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9" office:value-type="string">
            <text:p text:style-name="P71">C</text:p>
          </table:table-cell>
          <table:table-cell table:style-name="FoodItems.E119" office:value-type="string">
            <text:p text:style-name="P103">A</text:p>
          </table:table-cell>
          <table:table-cell table:style-name="FoodItems.F119" office:value-type="string">
            <text:p text:style-name="P10">-</text:p>
          </table:table-cell>
        </table:table-row>
        <table:table-row table:style-name="FoodItems.1">
          <table:table-cell table:style-name="FoodItems.A2" office:value-type="string">
            <text:p text:style-name="P72">Potato Chips, Onion</text:p>
          </table:table-cell>
          <table:table-cell table:style-name="FoodItems.B2" office:value-type="float" office:value="40">
            <text:p text:style-name="P70">40</text:p>
          </table:table-cell>
          <table:table-cell table:style-name="FoodItems.B2" office:value-type="float" office:value="52">
            <text:p text:style-name="P70">52</text:p>
          </table:table-cell>
          <table:table-cell table:style-name="FoodItems.D120" office:value-type="string">
            <text:p text:style-name="P71">C</text:p>
          </table:table-cell>
          <table:table-cell table:style-name="FoodItems.E120" office:value-type="string">
            <text:p text:style-name="P103">A</text:p>
          </table:table-cell>
          <table:table-cell table:style-name="FoodItems.F120" office:value-type="string">
            <text:p text:style-name="P10">-</text:p>
          </table:table-cell>
        </table:table-row>
        <table:table-row table:style-name="FoodItems.1">
          <table:table-cell table:style-name="FoodItems.A2" office:value-type="string">
            <text:p text:style-name="P72">Potato Chips, Spicy</text:p>
          </table:table-cell>
          <table:table-cell table:style-name="FoodItems.B2" office:value-type="float" office:value="35">
            <text:p text:style-name="P70">3<text:span text:style-name="T61">5</text:span></text:p>
          </table:table-cell>
          <table:table-cell table:style-name="FoodItems.B2" office:value-type="float" office:value="50">
            <text:p text:style-name="P70">50</text:p>
          </table:table-cell>
          <table:table-cell table:style-name="FoodItems.D121" office:value-type="string">
            <text:p text:style-name="P71">C</text:p>
          </table:table-cell>
          <table:table-cell table:style-name="FoodItems.E121" office:value-type="string">
            <text:p text:style-name="P103">A</text:p>
          </table:table-cell>
          <table:table-cell table:style-name="FoodItems.F121" office:value-type="string">
            <text:p text:style-name="P10">-</text:p>
          </table:table-cell>
        </table:table-row>
        <table:table-row table:style-name="FoodItems.1">
          <table:table-cell table:style-name="FoodItems.A2" office:value-type="string">
            <text:p text:style-name="P48"><text:span text:style-name="T66">Potato Chips, </text:span>Veggie Chips</text:p>
          </table:table-cell>
          <table:table-cell table:style-name="FoodItems.B2" office:value-type="float" office:value="45">
            <text:p text:style-name="P70">45</text:p>
          </table:table-cell>
          <table:table-cell table:style-name="FoodItems.B2" office:value-type="float" office:value="65">
            <text:p text:style-name="P70">65</text:p>
          </table:table-cell>
          <table:table-cell table:style-name="FoodItems.D122" office:value-type="string">
            <text:p text:style-name="P71">U</text:p>
          </table:table-cell>
          <table:table-cell table:style-name="FoodItems.E122" office:value-type="string">
            <text:p text:style-name="P103">A</text:p>
          </table:table-cell>
          <table:table-cell table:style-name="FoodItems.F122" office:value-type="string">
            <text:p text:style-name="P10">-</text:p>
          </table:table-cell>
        </table:table-row>
        <table:table-row table:style-name="FoodItems.1">
          <table:table-cell table:style-name="FoodItems.A2" office:value-type="string">
            <text:p text:style-name="P48"/>
          </table:table-cell>
          <table:table-cell table:style-name="FoodItems.B2">
            <text:p text:style-name="P70"/>
          </table:table-cell>
          <table:table-cell table:style-name="FoodItems.B2">
            <text:p text:style-name="P70"/>
          </table:table-cell>
          <table:table-cell table:style-name="FoodItems.B2">
            <text:p text:style-name="P71"/>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8">Meat and Eggs <text:span text:style-name="T10">(</text:span><text:span text:style-name="T11">16</text:span><text:span text:style-name="T10">)</text:span></text:p>
            <text:p text:style-name="P4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73">Deathclaw Bacon</text:p>
          </table:table-cell>
          <table:table-cell table:style-name="FoodItems.B2" office:value-type="float" office:value="28">
            <text:p text:style-name="P74">28</text:p>
          </table:table-cell>
          <table:table-cell table:style-name="FoodItems.B2" office:value-type="float" office:value="33">
            <text:p text:style-name="P75">33</text:p>
          </table:table-cell>
          <table:table-cell table:style-name="FoodItems.D125" office:value-type="string">
            <text:p text:style-name="P74">R</text:p>
          </table:table-cell>
          <table:table-cell table:style-name="FoodItems.E125" office:value-type="string">
            <text:p text:style-name="P104">R</text:p>
          </table:table-cell>
          <table:table-cell table:style-name="FoodItems.F125" office:value-type="string">
            <text:p text:style-name="P10">-</text:p>
          </table:table-cell>
        </table:table-row>
        <table:table-row table:style-name="FoodItems.1">
          <table:table-cell table:style-name="FoodItems.A2" office:value-type="string">
            <text:p text:style-name="P73">Deathclaw Corn Dogs</text:p>
          </table:table-cell>
          <table:table-cell table:style-name="FoodItems.B2" office:value-type="float" office:value="42">
            <text:p text:style-name="P74">4<text:span text:style-name="T49">2</text:span></text:p>
          </table:table-cell>
          <table:table-cell table:style-name="FoodItems.B2" office:value-type="float" office:value="60">
            <text:p text:style-name="P75">60</text:p>
          </table:table-cell>
          <table:table-cell table:style-name="FoodItems.D126" office:value-type="string">
            <text:p text:style-name="P74">R</text:p>
          </table:table-cell>
          <table:table-cell table:style-name="FoodItems.E126" office:value-type="string">
            <text:p text:style-name="P104">A</text:p>
          </table:table-cell>
          <table:table-cell table:style-name="FoodItems.F126" office:value-type="string">
            <text:p text:style-name="P10">-</text:p>
          </table:table-cell>
        </table:table-row>
        <table:table-row table:style-name="FoodItems.1">
          <table:table-cell table:style-name="FoodItems.A2" office:value-type="string">
            <text:p text:style-name="P73">Omelet, Beef</text:p>
          </table:table-cell>
          <table:table-cell table:style-name="FoodItems.B2" office:value-type="float" office:value="65">
            <text:p text:style-name="P76">6<text:span text:style-name="T50">5</text:span></text:p>
          </table:table-cell>
          <table:table-cell table:style-name="FoodItems.B2" office:value-type="float" office:value="60">
            <text:p text:style-name="P75">60</text:p>
          </table:table-cell>
          <table:table-cell table:style-name="FoodItems.D127" office:value-type="string">
            <text:p text:style-name="P74">U</text:p>
          </table:table-cell>
          <table:table-cell table:style-name="FoodItems.E127" office:value-type="string">
            <text:p text:style-name="P104">A</text:p>
          </table:table-cell>
          <table:table-cell table:style-name="FoodItems.F127" office:value-type="string">
            <text:p text:style-name="P10">-</text:p>
          </table:table-cell>
        </table:table-row>
        <table:table-row table:style-name="FoodItems.1">
          <table:table-cell table:style-name="FoodItems.A2" office:value-type="string">
            <text:p text:style-name="P73">Omelet, Cheese</text:p>
          </table:table-cell>
          <table:table-cell table:style-name="FoodItems.B2" office:value-type="float" office:value="55">
            <text:p text:style-name="P76">55</text:p>
          </table:table-cell>
          <table:table-cell table:style-name="FoodItems.B2" office:value-type="float" office:value="55">
            <text:p text:style-name="P75">55</text:p>
          </table:table-cell>
          <table:table-cell table:style-name="FoodItems.D128" office:value-type="string">
            <text:p text:style-name="P74">U</text:p>
          </table:table-cell>
          <table:table-cell table:style-name="FoodItems.E128" office:value-type="string">
            <text:p text:style-name="P104">A</text:p>
          </table:table-cell>
          <table:table-cell table:style-name="FoodItems.F128" office:value-type="string">
            <text:p text:style-name="P10">-</text:p>
          </table:table-cell>
        </table:table-row>
        <table:table-row table:style-name="FoodItems.1">
          <table:table-cell table:style-name="FoodItems.A2" office:value-type="string">
            <text:p text:style-name="P73">Omelet, Chicken</text:p>
          </table:table-cell>
          <table:table-cell table:style-name="FoodItems.B2" office:value-type="float" office:value="75">
            <text:p text:style-name="P76">75</text:p>
          </table:table-cell>
          <table:table-cell table:style-name="FoodItems.B2" office:value-type="float" office:value="70">
            <text:p text:style-name="P75">70</text:p>
          </table:table-cell>
          <table:table-cell table:style-name="FoodItems.D129" office:value-type="string">
            <text:p text:style-name="P74">R</text:p>
          </table:table-cell>
          <table:table-cell table:style-name="FoodItems.E129" office:value-type="string">
            <text:p text:style-name="P104">A</text:p>
          </table:table-cell>
          <table:table-cell table:style-name="FoodItems.F129" office:value-type="string">
            <text:p text:style-name="P10">-</text:p>
          </table:table-cell>
        </table:table-row>
        <table:table-row table:style-name="FoodItems.1">
          <table:table-cell table:style-name="FoodItems.A2" office:value-type="string">
            <text:p text:style-name="P73">Omelet, Deathclaw</text:p>
          </table:table-cell>
          <table:table-cell table:style-name="FoodItems.B2" office:value-type="float" office:value="90">
            <text:p text:style-name="P76">90</text:p>
          </table:table-cell>
          <table:table-cell table:style-name="FoodItems.B2" office:value-type="float" office:value="90">
            <text:p text:style-name="P75">90</text:p>
          </table:table-cell>
          <table:table-cell table:style-name="FoodItems.D130" office:value-type="string">
            <text:p text:style-name="P74">R</text:p>
          </table:table-cell>
          <table:table-cell table:style-name="FoodItems.E130" office:value-type="string">
            <text:p text:style-name="P104">A</text:p>
          </table:table-cell>
          <table:table-cell table:style-name="FoodItems.F130" office:value-type="string">
            <text:p text:style-name="P10">-</text:p>
          </table:table-cell>
        </table:table-row>
        <table:table-row table:style-name="FoodItems.1">
          <table:table-cell table:style-name="FoodItems.A2" office:value-type="string">
            <text:p text:style-name="P73">Omelet, Plain</text:p>
          </table:table-cell>
          <table:table-cell table:style-name="FoodItems.B2" office:value-type="float" office:value="35">
            <text:p text:style-name="P74">35</text:p>
          </table:table-cell>
          <table:table-cell table:style-name="FoodItems.B2" office:value-type="float" office:value="40">
            <text:p text:style-name="P75">40</text:p>
          </table:table-cell>
          <table:table-cell table:style-name="FoodItems.D131" office:value-type="string">
            <text:p text:style-name="P74">U</text:p>
          </table:table-cell>
          <table:table-cell table:style-name="FoodItems.E131" office:value-type="string">
            <text:p text:style-name="P104">A</text:p>
          </table:table-cell>
          <table:table-cell table:style-name="FoodItems.F131" office:value-type="string">
            <text:p text:style-name="P10">-</text:p>
          </table:table-cell>
        </table:table-row>
        <table:table-row table:style-name="FoodItems.1">
          <table:table-cell table:style-name="FoodItems.A2" office:value-type="string">
            <text:p text:style-name="P73">Omelet, Radstag</text:p>
          </table:table-cell>
          <table:table-cell table:style-name="FoodItems.B2" office:value-type="float" office:value="70">
            <text:p text:style-name="P76">70</text:p>
          </table:table-cell>
          <table:table-cell table:style-name="FoodItems.B2" office:value-type="float" office:value="60">
            <text:p text:style-name="P75">60</text:p>
          </table:table-cell>
          <table:table-cell table:style-name="FoodItems.D132" office:value-type="string">
            <text:p text:style-name="P74">R</text:p>
          </table:table-cell>
          <table:table-cell table:style-name="FoodItems.E132" office:value-type="string">
            <text:p text:style-name="P104">A</text:p>
          </table:table-cell>
          <table:table-cell table:style-name="FoodItems.F132" office:value-type="string">
            <text:p text:style-name="P10">-</text:p>
          </table:table-cell>
        </table:table-row>
        <table:table-row table:style-name="FoodItems.1">
          <table:table-cell table:style-name="FoodItems.A2" office:value-type="string">
            <text:p text:style-name="P73">Omelet, Vegetable</text:p>
          </table:table-cell>
          <table:table-cell table:style-name="FoodItems.B2" office:value-type="float" office:value="65">
            <text:p text:style-name="P76">6<text:span text:style-name="T51">5</text:span></text:p>
          </table:table-cell>
          <table:table-cell table:style-name="FoodItems.B2" office:value-type="float" office:value="75">
            <text:p text:style-name="P75">75</text:p>
          </table:table-cell>
          <table:table-cell table:style-name="FoodItems.D133" office:value-type="string">
            <text:p text:style-name="P74">U</text:p>
          </table:table-cell>
          <table:table-cell table:style-name="FoodItems.E133" office:value-type="string">
            <text:p text:style-name="P104">A</text:p>
          </table:table-cell>
          <table:table-cell table:style-name="FoodItems.F133" office:value-type="string">
            <text:p text:style-name="P10">-</text:p>
          </table:table-cell>
        </table:table-row>
        <table:table-row table:style-name="FoodItems.1">
          <table:table-cell table:style-name="FoodItems.A2" office:value-type="string">
            <text:p text:style-name="P77">Scrambled Eggs</text:p>
          </table:table-cell>
          <table:table-cell table:style-name="FoodItems.B2" office:value-type="float" office:value="35">
            <text:p text:style-name="P74">35</text:p>
          </table:table-cell>
          <table:table-cell table:style-name="FoodItems.B2" office:value-type="float" office:value="35">
            <text:p text:style-name="P78">35</text:p>
          </table:table-cell>
          <table:table-cell table:style-name="FoodItems.D134" office:value-type="string">
            <text:p text:style-name="P78">C</text:p>
          </table:table-cell>
          <table:table-cell table:style-name="FoodItems.E134" office:value-type="string">
            <text:p text:style-name="P104">R</text:p>
          </table:table-cell>
          <table:table-cell table:style-name="FoodItems.F134" office:value-type="string">
            <text:p text:style-name="P10">-</text:p>
          </table:table-cell>
        </table:table-row>
        <table:table-row table:style-name="FoodItems.1">
          <table:table-cell table:style-name="FoodItems.A2" office:value-type="string">
            <text:p text:style-name="P77">Scrambled Eggs n’ Cheese</text:p>
          </table:table-cell>
          <table:table-cell table:style-name="FoodItems.B2" office:value-type="float" office:value="50">
            <text:p text:style-name="P74">50</text:p>
          </table:table-cell>
          <table:table-cell table:style-name="FoodItems.B2" office:value-type="float" office:value="50">
            <text:p text:style-name="P78">50</text:p>
          </table:table-cell>
          <table:table-cell table:style-name="FoodItems.D135" office:value-type="string">
            <text:p text:style-name="P78">C</text:p>
          </table:table-cell>
          <table:table-cell table:style-name="FoodItems.E135" office:value-type="string">
            <text:p text:style-name="P104">R</text:p>
          </table:table-cell>
          <table:table-cell table:style-name="FoodItems.F135" office:value-type="string">
            <text:p text:style-name="P10">-</text:p>
          </table:table-cell>
        </table:table-row>
        <table:table-row table:style-name="FoodItems.1">
          <table:table-cell table:style-name="FoodItems.A2" office:value-type="string">
            <text:p text:style-name="P77">Scrambled Eggs, Bacon</text:p>
          </table:table-cell>
          <table:table-cell table:style-name="FoodItems.B2" office:value-type="float" office:value="55">
            <text:p text:style-name="P78">55</text:p>
          </table:table-cell>
          <table:table-cell table:style-name="FoodItems.B2" office:value-type="float" office:value="60">
            <text:p text:style-name="P78">60</text:p>
          </table:table-cell>
          <table:table-cell table:style-name="FoodItems.D136" office:value-type="string">
            <text:p text:style-name="P78">R</text:p>
          </table:table-cell>
          <table:table-cell table:style-name="FoodItems.E136" office:value-type="string">
            <text:p text:style-name="P104">R</text:p>
          </table:table-cell>
          <table:table-cell table:style-name="FoodItems.F136" office:value-type="string">
            <text:p text:style-name="P10">-</text:p>
          </table:table-cell>
        </table:table-row>
        <table:table-row table:style-name="FoodItems.1">
          <table:table-cell table:style-name="FoodItems.A2" office:value-type="string">
            <text:p text:style-name="P77">Scrambled Eggs, Blossom</text:p>
          </table:table-cell>
          <table:table-cell table:style-name="FoodItems.B2" office:value-type="float" office:value="50">
            <text:p text:style-name="P79">50</text:p>
          </table:table-cell>
          <table:table-cell table:style-name="FoodItems.B2" office:value-type="float" office:value="85">
            <text:p text:style-name="P78">85</text:p>
          </table:table-cell>
          <table:table-cell table:style-name="FoodItems.D137" office:value-type="string">
            <text:p text:style-name="P78">R</text:p>
          </table:table-cell>
          <table:table-cell table:style-name="FoodItems.E137" office:value-type="string">
            <text:p text:style-name="P104">R</text:p>
          </table:table-cell>
          <table:table-cell table:style-name="FoodItems.F137" office:value-type="string">
            <text:p text:style-name="P10">-</text:p>
          </table:table-cell>
        </table:table-row>
        <table:table-row table:style-name="FoodItems.1">
          <table:table-cell table:style-name="FoodItems.A2" office:value-type="string">
            <text:p text:style-name="P77">Scrambled Eggs, Buttered</text:p>
          </table:table-cell>
          <table:table-cell table:style-name="FoodItems.B2" office:value-type="float" office:value="40">
            <text:p text:style-name="P74">40</text:p>
          </table:table-cell>
          <table:table-cell table:style-name="FoodItems.B2" office:value-type="float" office:value="45">
            <text:p text:style-name="P78">45</text:p>
          </table:table-cell>
          <table:table-cell table:style-name="FoodItems.D138" office:value-type="string">
            <text:p text:style-name="P78">C</text:p>
          </table:table-cell>
          <table:table-cell table:style-name="FoodItems.E138" office:value-type="string">
            <text:p text:style-name="P104">R</text:p>
          </table:table-cell>
          <table:table-cell table:style-name="FoodItems.F138" office:value-type="string">
            <text:p text:style-name="P10">-</text:p>
          </table:table-cell>
        </table:table-row>
        <table:table-row table:style-name="FoodItems.1">
          <table:table-cell table:style-name="FoodItems.A2" office:value-type="string">
            <text:p text:style-name="P77">Scrambled Eggs, Thistle</text:p>
          </table:table-cell>
          <table:table-cell table:style-name="FoodItems.B2" office:value-type="float" office:value="80">
            <text:p text:style-name="P74">80</text:p>
          </table:table-cell>
          <table:table-cell table:style-name="FoodItems.B2" office:value-type="float" office:value="100">
            <text:p text:style-name="P78">100</text:p>
          </table:table-cell>
          <table:table-cell table:style-name="FoodItems.D139" office:value-type="string">
            <text:p text:style-name="P78">R</text:p>
          </table:table-cell>
          <table:table-cell table:style-name="FoodItems.E139" office:value-type="string">
            <text:p text:style-name="P104">R</text:p>
          </table:table-cell>
          <table:table-cell table:style-name="FoodItems.F139" office:value-type="string">
            <text:p text:style-name="P10">-</text:p>
          </table:table-cell>
        </table:table-row>
        <table:table-row table:style-name="FoodItems.1">
          <table:table-cell table:style-name="FoodItems.A2" office:value-type="string">
            <text:p text:style-name="P77">Scrambled Eggs, Vegg<text:span text:style-name="T12">ie</text:span></text:p>
          </table:table-cell>
          <table:table-cell table:style-name="FoodItems.B2" office:value-type="float" office:value="60">
            <text:p text:style-name="P79">60</text:p>
          </table:table-cell>
          <table:table-cell table:style-name="FoodItems.B2" office:value-type="float" office:value="70">
            <text:p text:style-name="P78">70</text:p>
          </table:table-cell>
          <table:table-cell table:style-name="FoodItems.D140" office:value-type="string">
            <text:p text:style-name="P78">U</text:p>
          </table:table-cell>
          <table:table-cell table:style-name="FoodItems.E140" office:value-type="string">
            <text:p text:style-name="P104">R</text:p>
          </table:table-cell>
          <table:table-cell table:style-name="FoodItems.F140" office:value-type="string">
            <text:p text:style-name="P10">-</text:p>
          </table:table-cell>
        </table:table-row>
        <table:table-row table:style-name="FoodItems.1">
          <table:table-cell table:style-name="FoodItems.A2" office:value-type="string">
            <text:p text:style-name="P77"/>
            <text:p text:style-name="P77"/>
            <text:p text:style-name="P77"/>
            <text:p text:style-name="P77"/>
            <text:p text:style-name="P77"/>
            <text:p text:style-name="P77"/>
            <text:p text:style-name="P77"/>
            <text:p text:style-name="P77"/>
            <text:p text:style-name="P77"/>
            <text:p text:style-name="P77"/>
            <text:p text:style-name="P77"/>
          </table:table-cell>
          <table:table-cell table:style-name="FoodItems.B2">
            <text:p text:style-name="P74"/>
          </table:table-cell>
          <table:table-cell table:style-name="FoodItems.B2">
            <text:p text:style-name="P78"/>
          </table:table-cell>
          <table:table-cell table:style-name="FoodItems.B2">
            <text:p text:style-name="P78"/>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80">Pizza <text:span text:style-name="T13">(6)</text:span></text:p>
            <text:p text:style-name="P80"><text:s text:c="4"/><text:span text:style-name="T23">Boxed pizza that stays fresh and preserved, and self-cooks when opened and enjoyed. <text:s/></text:span><text:span text:style-name="T52">P</text:span><text:span text:style-name="T23">lain cheese pizza is the most common </text:span><text:span text:style-name="T52">type</text:span><text:span text:style-name="T23">.</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1">Pizza, <text:span text:style-name="T12">Basic Cheese</text:span></text:p>
          </table:table-cell>
          <table:table-cell table:style-name="FoodItems.B2" office:value-type="float" office:value="100">
            <text:p text:style-name="P82">100</text:p>
          </table:table-cell>
          <table:table-cell table:style-name="FoodItems.B2" office:value-type="float" office:value="200">
            <text:p text:style-name="P82">200</text:p>
          </table:table-cell>
          <table:table-cell table:style-name="FoodItems.D143" office:value-type="string">
            <text:p text:style-name="P82">U</text:p>
          </table:table-cell>
          <table:table-cell table:style-name="FoodItems.E143" office:value-type="string">
            <text:p text:style-name="P104">A</text:p>
          </table:table-cell>
          <table:table-cell table:style-name="FoodItems.F143" office:value-type="string">
            <text:p text:style-name="P10">-</text:p>
          </table:table-cell>
        </table:table-row>
        <table:table-row table:style-name="FoodItems.1">
          <table:table-cell table:style-name="FoodItems.A2" office:value-type="string">
            <text:p text:style-name="P81">Pizza, <text:span text:style-name="T12">Beef</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44" office:value-type="string">
            <text:p text:style-name="P82">R</text:p>
          </table:table-cell>
          <table:table-cell table:style-name="FoodItems.E144" office:value-type="string">
            <text:p text:style-name="P104">A</text:p>
          </table:table-cell>
          <table:table-cell table:style-name="FoodItems.F144" office:value-type="string">
            <text:p text:style-name="P10">-</text:p>
          </table:table-cell>
        </table:table-row>
        <table:table-row table:style-name="FoodItems.1">
          <table:table-cell table:style-name="FoodItems.A2" office:value-type="string">
            <text:p text:style-name="P81">Pizza, <text:span text:style-name="T12">Cheese n’ Bacon</text:span></text:p>
          </table:table-cell>
          <table:table-cell table:style-name="FoodItems.B2" office:value-type="float" office:value="150">
            <text:p text:style-name="P82">150</text:p>
          </table:table-cell>
          <table:table-cell table:style-name="FoodItems.B2" office:value-type="float" office:value="300">
            <text:p text:style-name="P82">300</text:p>
          </table:table-cell>
          <table:table-cell table:style-name="FoodItems.D145" office:value-type="string">
            <text:p text:style-name="P82">R</text:p>
          </table:table-cell>
          <table:table-cell table:style-name="FoodItems.E145" office:value-type="string">
            <text:p text:style-name="P104">A</text:p>
          </table:table-cell>
          <table:table-cell table:style-name="FoodItems.F145" office:value-type="string">
            <text:p text:style-name="P10">-</text:p>
          </table:table-cell>
        </table:table-row>
        <table:table-row table:style-name="FoodItems.1">
          <table:table-cell table:style-name="FoodItems.A2" office:value-type="string">
            <text:p text:style-name="P81">Pizza, <text:span text:style-name="T12">Chicken</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46" office:value-type="string">
            <text:p text:style-name="P82">R</text:p>
          </table:table-cell>
          <table:table-cell table:style-name="FoodItems.E146" office:value-type="string">
            <text:p text:style-name="P104">A</text:p>
          </table:table-cell>
          <table:table-cell table:style-name="FoodItems.F146" office:value-type="string">
            <text:p text:style-name="P10">-</text:p>
          </table:table-cell>
        </table:table-row>
        <table:table-row table:style-name="FoodItems.1">
          <table:table-cell table:style-name="FoodItems.A2" office:value-type="string">
            <text:p text:style-name="P81">Pizza, <text:span text:style-name="T12">Veggie</text:span></text:p>
          </table:table-cell>
          <table:table-cell table:style-name="FoodItems.B2" office:value-type="float" office:value="125">
            <text:p text:style-name="P82">12<text:span text:style-name="T62">5</text:span></text:p>
          </table:table-cell>
          <table:table-cell table:style-name="FoodItems.B2" office:value-type="float" office:value="250">
            <text:p text:style-name="P82">2<text:span text:style-name="T62">5</text:span>0</text:p>
          </table:table-cell>
          <table:table-cell table:style-name="FoodItems.D147" office:value-type="string">
            <text:p text:style-name="P82">U</text:p>
          </table:table-cell>
          <table:table-cell table:style-name="FoodItems.E147" office:value-type="string">
            <text:p text:style-name="P104">A</text:p>
          </table:table-cell>
          <table:table-cell table:style-name="FoodItems.F147" office:value-type="string">
            <text:p text:style-name="P10">-</text:p>
          </table:table-cell>
        </table:table-row>
        <table:table-row table:style-name="FoodItems.1">
          <table:table-cell table:style-name="FoodItems.A2" office:value-type="string">
            <text:p text:style-name="P81">Pizza, <text:span text:style-name="T12">X-Plant</text:span></text:p>
          </table:table-cell>
          <table:table-cell table:style-name="FoodItems.B2" office:value-type="float" office:value="200">
            <text:p text:style-name="P82">200</text:p>
          </table:table-cell>
          <table:table-cell table:style-name="FoodItems.B2" office:value-type="float" office:value="400">
            <text:p text:style-name="P82">400</text:p>
          </table:table-cell>
          <table:table-cell table:style-name="FoodItems.D148" office:value-type="string">
            <text:p text:style-name="P82">R</text:p>
          </table:table-cell>
          <table:table-cell table:style-name="FoodItems.E148" office:value-type="string">
            <text:p text:style-name="P104">A</text:p>
          </table:table-cell>
          <table:table-cell table:style-name="FoodItems.F148" office:value-type="string">
            <text:p text:style-name="P10">-</text:p>
          </table:table-cell>
        </table:table-row>
        <table:table-row table:style-name="FoodItems.1">
          <table:table-cell table:style-name="FoodItems.A2" office:value-type="string">
            <text:p text:style-name="P81"/>
          </table:table-cell>
          <table:table-cell table:style-name="FoodItems.B2">
            <text:p text:style-name="P82"/>
          </table:table-cell>
          <table:table-cell table:style-name="FoodItems.B2">
            <text:p text:style-name="P82"/>
          </table:table-cell>
          <table:table-cell table:style-name="FoodItems.B2">
            <text:p text:style-name="P8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text:span text:style-name="T14">6</text:span>)</text:p>
            <text:p text:style-name="P83"><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Buttered</text:p>
          </table:table-cell>
          <table:table-cell table:style-name="FoodItems.B2" office:value-type="float" office:value="40">
            <text:p text:style-name="P84">40</text:p>
          </table:table-cell>
          <table:table-cell table:style-name="FoodItems.B2" office:value-type="float" office:value="60">
            <text:p text:style-name="P84">60</text:p>
          </table:table-cell>
          <table:table-cell table:style-name="FoodItems.D151" office:value-type="string">
            <text:p text:style-name="P86">U</text:p>
          </table:table-cell>
          <table:table-cell table:style-name="FoodItems.E151" office:value-type="string">
            <text:p text:style-name="P104">R</text:p>
          </table:table-cell>
          <table:table-cell table:style-name="FoodItems.F151" office:value-type="string">
            <text:p text:style-name="P10">-</text:p>
          </table:table-cell>
        </table:table-row>
        <table:table-row table:style-name="FoodItems.1">
          <table:table-cell table:style-name="FoodItems.A2" office:value-type="string">
            <text:p text:style-name="P83">Popcorn, Chees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52" office:value-type="string">
            <text:p text:style-name="P86">U</text:p>
          </table:table-cell>
          <table:table-cell table:style-name="FoodItems.E152" office:value-type="string">
            <text:p text:style-name="P104">R</text:p>
          </table:table-cell>
          <table:table-cell table:style-name="FoodItems.F152" office:value-type="string">
            <text:p text:style-name="P10">-</text:p>
          </table:table-cell>
        </table:table-row>
        <table:table-row table:style-name="FoodItems.1">
          <table:table-cell table:style-name="FoodItems.A2" office:value-type="string">
            <text:p text:style-name="P83">Popcorn, Fresh</text:p>
          </table:table-cell>
          <table:table-cell table:style-name="FoodItems.B2" office:value-type="float" office:value="35">
            <text:p text:style-name="P84">35</text:p>
          </table:table-cell>
          <table:table-cell table:style-name="FoodItems.B2" office:value-type="float" office:value="90">
            <text:p text:style-name="P85">90</text:p>
          </table:table-cell>
          <table:table-cell table:style-name="FoodItems.D153" office:value-type="string">
            <text:p text:style-name="P86">R</text:p>
          </table:table-cell>
          <table:table-cell table:style-name="FoodItems.E153" office:value-type="string">
            <text:p text:style-name="P104">R</text:p>
          </table:table-cell>
          <table:table-cell table:style-name="FoodItems.F153" office:value-type="string">
            <text:p text:style-name="P20">c</text:p>
          </table:table-cell>
        </table:table-row>
        <table:table-row table:style-name="FoodItems.1">
          <table:table-cell table:style-name="FoodItems.A2" office:value-type="string">
            <text:p text:style-name="P83">Popcorn, Kettl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54" office:value-type="string">
            <text:p text:style-name="P86">U</text:p>
          </table:table-cell>
          <table:table-cell table:style-name="FoodItems.E154" office:value-type="string">
            <text:p text:style-name="P104">R</text:p>
          </table:table-cell>
          <table:table-cell table:style-name="FoodItems.F154" office:value-type="string">
            <text:p text:style-name="P10">-</text:p>
          </table:table-cell>
        </table:table-row>
        <table:table-row table:style-name="FoodItems.1">
          <table:table-cell table:style-name="FoodItems.A2" office:value-type="string">
            <text:p text:style-name="P83">Popcorn, Plain</text:p>
          </table:table-cell>
          <table:table-cell table:style-name="FoodItems.B2" office:value-type="float" office:value="35">
            <text:p text:style-name="P84">35</text:p>
          </table:table-cell>
          <table:table-cell table:style-name="FoodItems.B2" office:value-type="float" office:value="45">
            <text:p text:style-name="P84">45</text:p>
          </table:table-cell>
          <table:table-cell table:style-name="FoodItems.D155" office:value-type="string">
            <text:p text:style-name="P86">C</text:p>
          </table:table-cell>
          <table:table-cell table:style-name="FoodItems.E155" office:value-type="string">
            <text:p text:style-name="P104">R</text:p>
          </table:table-cell>
          <table:table-cell table:style-name="FoodItems.F155" office:value-type="string">
            <text:p text:style-name="P10">-</text:p>
          </table:table-cell>
        </table:table-row>
        <table:table-row table:style-name="FoodItems.1">
          <table:table-cell table:style-name="FoodItems.A2" office:value-type="string">
            <text:p text:style-name="P83">Popcorn, Wild</text:p>
          </table:table-cell>
          <table:table-cell table:style-name="FoodItems.B2" office:value-type="float" office:value="50">
            <text:p text:style-name="P84">50</text:p>
          </table:table-cell>
          <table:table-cell table:style-name="FoodItems.B2" office:value-type="float" office:value="90">
            <text:p text:style-name="P84">90</text:p>
          </table:table-cell>
          <table:table-cell table:style-name="FoodItems.D156" office:value-type="string">
            <text:p text:style-name="P86">R</text:p>
          </table:table-cell>
          <table:table-cell table:style-name="FoodItems.E156" office:value-type="string">
            <text:p text:style-name="P104">R</text:p>
          </table:table-cell>
          <table:table-cell table:style-name="FoodItems.F156" office:value-type="string">
            <text:p text:style-name="P10">-</text:p>
          </table:table-cell>
        </table:table-row>
        <table:table-row table:style-name="FoodItems.1">
          <table:table-cell table:style-name="FoodItems.A2" office:value-type="string">
            <text:p text:style-name="P83"/>
          </table:table-cell>
          <table:table-cell table:style-name="FoodItems.B2">
            <text:p text:style-name="P84"/>
          </table:table-cell>
          <table:table-cell table:style-name="FoodItems.B2">
            <text:p text:style-name="P84"/>
          </table:table-cell>
          <table:table-cell table:style-name="FoodItems.B2">
            <text:p text:style-name="P86"/>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7">Candy (<text:span text:style-name="T15">1</text:span><text:span text:style-name="T32">2</text:span>)</text:p>
            <text:p text:style-name="P87"><text:s text:c="4"/><text:span text:style-name="T24">Various flavors and types of delicious candies and treats. <text:s/></text:span><text:span text:style-name="T28">Somewhat nutritious too, go figur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Candy Bar, Apple</text:p>
          </table:table-cell>
          <table:table-cell table:style-name="FoodItems.B2" office:value-type="float" office:value="50">
            <text:p text:style-name="P90">50</text:p>
          </table:table-cell>
          <table:table-cell table:style-name="FoodItems.B2" office:value-type="float" office:value="110">
            <text:p text:style-name="P91">110</text:p>
          </table:table-cell>
          <table:table-cell table:style-name="FoodItems.D159" office:value-type="string">
            <text:p text:style-name="P92">C</text:p>
          </table:table-cell>
          <table:table-cell table:style-name="FoodItems.E159" office:value-type="string">
            <text:p text:style-name="P104">A</text:p>
          </table:table-cell>
          <table:table-cell table:style-name="FoodItems.F159" office:value-type="string">
            <text:p text:style-name="P10">-</text:p>
          </table:table-cell>
        </table:table-row>
        <table:table-row table:style-name="FoodItems.1">
          <table:table-cell table:style-name="FoodItems.A2" office:value-type="string">
            <text:p text:style-name="P88">Candy Bar, Butter Dream</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60" office:value-type="string">
            <text:p text:style-name="P92">C</text:p>
          </table:table-cell>
          <table:table-cell table:style-name="FoodItems.E160" office:value-type="string">
            <text:p text:style-name="P104">A</text:p>
          </table:table-cell>
          <table:table-cell table:style-name="FoodItems.F160" office:value-type="string">
            <text:p text:style-name="P10">-</text:p>
          </table:table-cell>
        </table:table-row>
        <table:table-row table:style-name="FoodItems.1">
          <table:table-cell table:style-name="FoodItems.A2" office:value-type="string">
            <text:p text:style-name="P88">Candy Bar, Mint Choc.</text:p>
          </table:table-cell>
          <table:table-cell table:style-name="FoodItems.B2" office:value-type="float" office:value="90">
            <text:p text:style-name="P90">90</text:p>
          </table:table-cell>
          <table:table-cell table:style-name="FoodItems.B2" office:value-type="float" office:value="220">
            <text:p text:style-name="P91">220</text:p>
          </table:table-cell>
          <table:table-cell table:style-name="FoodItems.D161" office:value-type="string">
            <text:p text:style-name="P92">R</text:p>
          </table:table-cell>
          <table:table-cell table:style-name="FoodItems.E161" office:value-type="string">
            <text:p text:style-name="P104">A</text:p>
          </table:table-cell>
          <table:table-cell table:style-name="FoodItems.F161" office:value-type="string">
            <text:p text:style-name="P10">-</text:p>
          </table:table-cell>
        </table:table-row>
        <table:table-row table:style-name="FoodItems.1">
          <table:table-cell table:style-name="FoodItems.A2" office:value-type="string">
            <text:p text:style-name="P88">Candy Bar, Mutfruit</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62" office:value-type="string">
            <text:p text:style-name="P92">U</text:p>
          </table:table-cell>
          <table:table-cell table:style-name="FoodItems.E162" office:value-type="string">
            <text:p text:style-name="P104">A</text:p>
          </table:table-cell>
          <table:table-cell table:style-name="FoodItems.F162" office:value-type="string">
            <text:p text:style-name="P10">-</text:p>
          </table:table-cell>
        </table:table-row>
        <table:table-row table:style-name="FoodItems.1">
          <table:table-cell table:style-name="FoodItems.A2" office:value-type="string">
            <text:p text:style-name="P88">Candy Bar, Nuke Nut</text:p>
          </table:table-cell>
          <table:table-cell table:style-name="FoodItems.B2" office:value-type="float" office:value="70">
            <text:p text:style-name="P90">70</text:p>
          </table:table-cell>
          <table:table-cell table:style-name="FoodItems.B2" office:value-type="float" office:value="120">
            <text:p text:style-name="P91">120</text:p>
          </table:table-cell>
          <table:table-cell table:style-name="FoodItems.D163" office:value-type="string">
            <text:p text:style-name="P92">C</text:p>
          </table:table-cell>
          <table:table-cell table:style-name="FoodItems.E163" office:value-type="string">
            <text:p text:style-name="P104">A</text:p>
          </table:table-cell>
          <table:table-cell table:style-name="FoodItems.F163" office:value-type="string">
            <text:p text:style-name="P10">-</text:p>
          </table:table-cell>
        </table:table-row>
        <table:table-row table:style-name="FoodItems.1">
          <table:table-cell table:style-name="FoodItems.A2" office:value-type="string">
            <text:p text:style-name="P88">Candy Bar, Orange</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64" office:value-type="string">
            <text:p text:style-name="P92">C</text:p>
          </table:table-cell>
          <table:table-cell table:style-name="FoodItems.E164" office:value-type="string">
            <text:p text:style-name="P104">A</text:p>
          </table:table-cell>
          <table:table-cell table:style-name="FoodItems.F164" office:value-type="string">
            <text:p text:style-name="P10">-</text:p>
          </table:table-cell>
        </table:table-row>
        <table:table-row table:style-name="FoodItems.1">
          <table:table-cell table:style-name="FoodItems.A2" office:value-type="string">
            <text:p text:style-name="P88">Candy Bar, Pumpkin Spice</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65" office:value-type="string">
            <text:p text:style-name="P92">C</text:p>
          </table:table-cell>
          <table:table-cell table:style-name="FoodItems.E165" office:value-type="string">
            <text:p text:style-name="P104">A</text:p>
          </table:table-cell>
          <table:table-cell table:style-name="FoodItems.F165" office:value-type="string">
            <text:p text:style-name="P10">-</text:p>
          </table:table-cell>
        </table:table-row>
        <table:table-row table:style-name="FoodItems.1">
          <table:table-cell table:style-name="FoodItems.A2" office:value-type="string">
            <text:p text:style-name="P88">Candy Bar, Sugar Spice</text:p>
          </table:table-cell>
          <table:table-cell table:style-name="FoodItems.B2" office:value-type="float" office:value="45">
            <text:p text:style-name="P90">45</text:p>
          </table:table-cell>
          <table:table-cell table:style-name="FoodItems.B2" office:value-type="float" office:value="100">
            <text:p text:style-name="P91">100</text:p>
          </table:table-cell>
          <table:table-cell table:style-name="FoodItems.D166" office:value-type="string">
            <text:p text:style-name="P92">C</text:p>
          </table:table-cell>
          <table:table-cell table:style-name="FoodItems.E166" office:value-type="string">
            <text:p text:style-name="P104">A</text:p>
          </table:table-cell>
          <table:table-cell table:style-name="FoodItems.F166" office:value-type="string">
            <text:p text:style-name="P10">-</text:p>
          </table:table-cell>
        </table:table-row>
        <table:table-row table:style-name="FoodItems.1">
          <table:table-cell table:style-name="FoodItems.A2" office:value-type="string">
            <text:p text:style-name="P88">Candy Bar, Tarberry</text:p>
          </table:table-cell>
          <table:table-cell table:style-name="FoodItems.B2" office:value-type="float" office:value="50">
            <text:p text:style-name="P90">50</text:p>
          </table:table-cell>
          <table:table-cell table:style-name="FoodItems.B2" office:value-type="float" office:value="120">
            <text:p text:style-name="P91">120</text:p>
          </table:table-cell>
          <table:table-cell table:style-name="FoodItems.D167" office:value-type="string">
            <text:p text:style-name="P92">C</text:p>
          </table:table-cell>
          <table:table-cell table:style-name="FoodItems.E167" office:value-type="string">
            <text:p text:style-name="P104">A</text:p>
          </table:table-cell>
          <table:table-cell table:style-name="FoodItems.F167" office:value-type="string">
            <text:p text:style-name="P10">-</text:p>
          </table:table-cell>
        </table:table-row>
        <table:table-row table:style-name="FoodItems.1">
          <table:table-cell table:style-name="FoodItems.A2" office:value-type="string">
            <text:p text:style-name="P88">Candy Bar, Wild Mutfruit</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8" office:value-type="string">
            <text:p text:style-name="P92">R</text:p>
          </table:table-cell>
          <table:table-cell table:style-name="FoodItems.E168" office:value-type="string">
            <text:p text:style-name="P104">A</text:p>
          </table:table-cell>
          <table:table-cell table:style-name="FoodItems.F168" office:value-type="string">
            <text:p text:style-name="P10">-</text:p>
          </table:table-cell>
        </table:table-row>
        <table:table-row table:style-name="FoodItems.1">
          <table:table-cell table:style-name="FoodItems.A2" office:value-type="string">
            <text:p text:style-name="P88">Candy Bar, Wild Tarberry</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9" office:value-type="string">
            <text:p text:style-name="P92">R</text:p>
          </table:table-cell>
          <table:table-cell table:style-name="FoodItems.E169" office:value-type="string">
            <text:p text:style-name="P104">A</text:p>
          </table:table-cell>
          <table:table-cell table:style-name="FoodItems.F169" office:value-type="string">
            <text:p text:style-name="P10">-</text:p>
          </table:table-cell>
        </table:table-row>
        <table:table-row table:style-name="FoodItems.1">
          <table:table-cell table:style-name="FoodItems.A2" office:value-type="string">
            <text:p text:style-name="P93">Chocolate Candies</text:p>
          </table:table-cell>
          <table:table-cell table:style-name="FoodItems.B2" office:value-type="float" office:value="45">
            <text:p text:style-name="P115">45</text:p>
          </table:table-cell>
          <table:table-cell table:style-name="FoodItems.B2" office:value-type="float" office:value="65">
            <text:p text:style-name="P93">65</text:p>
          </table:table-cell>
          <table:table-cell table:style-name="FoodItems.D170" office:value-type="string">
            <text:p text:style-name="P93">C</text:p>
          </table:table-cell>
          <table:table-cell table:style-name="FoodItems.E170" office:value-type="string">
            <text:p text:style-name="P114">R</text:p>
          </table:table-cell>
          <table:table-cell table:style-name="FoodItems.F170" office:value-type="string">
            <text:p text:style-name="P10">-</text:p>
          </table:table-cell>
        </table:table-row>
        <table:table-row table:style-name="FoodItems.1">
          <table:table-cell table:style-name="FoodItems.A2" office:value-type="string">
            <text:p text:style-name="P88"/>
            <text:p text:style-name="P88"/>
            <text:p text:style-name="P88"/>
            <text:p text:style-name="P88"/>
            <text:p text:style-name="P88"/>
            <text:p text:style-name="P88"/>
            <text:p text:style-name="P88"/>
            <text:p text:style-name="P88"/>
          </table:table-cell>
          <table:table-cell table:style-name="FoodItems.B2">
            <text:p text:style-name="P90"/>
          </table:table-cell>
          <table:table-cell table:style-name="FoodItems.B2">
            <text:p text:style-name="P91"/>
          </table:table-cell>
          <table:table-cell table:style-name="FoodItems.B2">
            <text:p text:style-name="P92"/>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88">Ingredients (<text:span text:style-name="T43">7</text:span>, plus cooking oil from base game)</text:p>
            <text:p text:style-name="P88"><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1">Butter, Milk-<text:span text:style-name="T60">Based</text:span></text:p>
          </table:table-cell>
          <table:table-cell table:style-name="FoodItems.B2" office:value-type="float" office:value="5">
            <text:p text:style-name="P21">5</text:p>
          </table:table-cell>
          <table:table-cell table:style-name="FoodItems.B2" office:value-type="float" office:value="15">
            <text:p text:style-name="P21">15</text:p>
          </table:table-cell>
          <table:table-cell table:style-name="FoodItems.D173" office:value-type="string">
            <text:p text:style-name="P21">C</text:p>
          </table:table-cell>
          <table:table-cell table:style-name="FoodItems.E173" office:value-type="string">
            <text:p text:style-name="P104">R</text:p>
          </table:table-cell>
          <table:table-cell table:style-name="FoodItems.F173" office:value-type="string">
            <text:p text:style-name="P21">a</text:p>
          </table:table-cell>
        </table:table-row>
        <table:table-row table:style-name="FoodItems.1">
          <table:table-cell table:style-name="FoodItems.A2" office:value-type="string">
            <text:p text:style-name="P89"><text:span text:style-name="T39">Butter, </text:span>Nuke Nut</text:p>
          </table:table-cell>
          <table:table-cell table:style-name="FoodItems.B2" office:value-type="float" office:value="22">
            <text:p text:style-name="P94">22</text:p>
          </table:table-cell>
          <table:table-cell table:style-name="FoodItems.B2" office:value-type="float" office:value="36">
            <text:p text:style-name="P22">3<text:span text:style-name="T41">6</text:span></text:p>
          </table:table-cell>
          <table:table-cell table:style-name="FoodItems.D174" office:value-type="string">
            <text:p text:style-name="P21">C</text:p>
          </table:table-cell>
          <table:table-cell table:style-name="FoodItems.E174" office:value-type="string">
            <text:p text:style-name="P104">R</text:p>
          </table:table-cell>
          <table:table-cell table:style-name="FoodItems.F174" office:value-type="string">
            <text:p text:style-name="P10">-</text:p>
          </table:table-cell>
        </table:table-row>
        <table:table-row table:style-name="FoodItems.1">
          <table:table-cell table:style-name="FoodItems.A2" office:value-type="string">
            <text:p text:style-name="P89"><text:span text:style-name="T39">Butter, </text:span><text:span text:style-name="T41">Silt Bean</text:span></text:p>
          </table:table-cell>
          <table:table-cell table:style-name="FoodItems.B2" office:value-type="float" office:value="10">
            <text:p text:style-name="P94">10</text:p>
          </table:table-cell>
          <table:table-cell table:style-name="FoodItems.B2" office:value-type="float" office:value="32">
            <text:p text:style-name="P22">3<text:span text:style-name="T41">2</text:span></text:p>
          </table:table-cell>
          <table:table-cell table:style-name="FoodItems.D175" office:value-type="string">
            <text:p text:style-name="P21">C</text:p>
          </table:table-cell>
          <table:table-cell table:style-name="FoodItems.E175" office:value-type="string">
            <text:p text:style-name="P104">R</text:p>
          </table:table-cell>
          <table:table-cell table:style-name="FoodItems.F175" office:value-type="string">
            <text:p text:style-name="P10">-</text:p>
          </table:table-cell>
        </table:table-row>
        <table:table-row table:style-name="FoodItems.1">
          <table:table-cell table:style-name="FoodItems.A2" office:value-type="string">
            <text:p text:style-name="P88">Cooking Oil</text:p>
          </table:table-cell>
          <table:table-cell table:style-name="FoodItems.B176" office:value-type="string">
            <text:p text:style-name="P10">-</text:p>
          </table:table-cell>
          <table:table-cell table:style-name="FoodItems.B2" office:value-type="float" office:value="4">
            <text:p text:style-name="P95">4</text:p>
          </table:table-cell>
          <table:table-cell table:style-name="FoodItems.D176" office:value-type="string">
            <text:p text:style-name="P21">C</text:p>
          </table:table-cell>
          <table:table-cell table:style-name="FoodItems.E176" office:value-type="string">
            <text:p text:style-name="P104">R</text:p>
          </table:table-cell>
          <table:table-cell table:style-name="FoodItems.F176" office:value-type="string">
            <text:p text:style-name="P20">a</text:p>
          </table:table-cell>
        </table:table-row>
        <table:table-row table:style-name="FoodItems.1">
          <table:table-cell table:style-name="FoodItems.A2" office:value-type="string">
            <text:p text:style-name="P88">Corn Sugar</text:p>
          </table:table-cell>
          <table:table-cell table:style-name="FoodItems.B2" office:value-type="float" office:value="2">
            <text:p text:style-name="P95">2</text:p>
          </table:table-cell>
          <table:table-cell table:style-name="FoodItems.B2" office:value-type="float" office:value="8">
            <text:p text:style-name="P22">8</text:p>
          </table:table-cell>
          <table:table-cell table:style-name="FoodItems.D177" office:value-type="string">
            <text:p text:style-name="P21">C</text:p>
          </table:table-cell>
          <table:table-cell table:style-name="FoodItems.E177" office:value-type="string">
            <text:p text:style-name="P104">R</text:p>
          </table:table-cell>
          <table:table-cell table:style-name="FoodItems.F177" office:value-type="string">
            <text:p text:style-name="P22">a</text:p>
          </table:table-cell>
        </table:table-row>
        <table:table-row table:style-name="FoodItems.1">
          <table:table-cell table:style-name="FoodItems.A2" office:value-type="string">
            <text:p text:style-name="P88">Fungus Cheese</text:p>
          </table:table-cell>
          <table:table-cell table:style-name="FoodItems.B2" office:value-type="float" office:value="5">
            <text:p text:style-name="P95">5</text:p>
          </table:table-cell>
          <table:table-cell table:style-name="FoodItems.B2" office:value-type="float" office:value="29">
            <text:p text:style-name="P22">29</text:p>
          </table:table-cell>
          <table:table-cell table:style-name="FoodItems.D178" office:value-type="string">
            <text:p text:style-name="P21">C</text:p>
          </table:table-cell>
          <table:table-cell table:style-name="FoodItems.E178" office:value-type="string">
            <text:p text:style-name="P104">R</text:p>
          </table:table-cell>
          <table:table-cell table:style-name="FoodItems.F178" office:value-type="string">
            <text:p text:style-name="P10">-</text:p>
          </table:table-cell>
        </table:table-row>
        <table:table-row table:style-name="FoodItems.1">
          <table:table-cell table:style-name="FoodItems.A2" office:value-type="string">
            <text:p text:style-name="P22">Milk</text:p>
          </table:table-cell>
          <table:table-cell table:style-name="FoodItems.B2" office:value-type="float" office:value="25">
            <text:p text:style-name="P22">25</text:p>
          </table:table-cell>
          <table:table-cell table:style-name="FoodItems.B2" office:value-type="float" office:value="8">
            <text:p text:style-name="P22">8</text:p>
          </table:table-cell>
          <table:table-cell table:style-name="FoodItems.D179" office:value-type="string">
            <text:p text:style-name="P21">C</text:p>
          </table:table-cell>
          <table:table-cell table:style-name="FoodItems.E179" office:value-type="string">
            <text:p text:style-name="P10">-</text:p>
          </table:table-cell>
          <table:table-cell table:style-name="FoodItems.F179" office:value-type="string">
            <text:p text:style-name="P10">-</text:p>
          </table:table-cell>
        </table:table-row>
        <table:table-row table:style-name="FoodItems.1">
          <table:table-cell table:style-name="FoodItems.A2" office:value-type="string">
            <text:p text:style-name="P88">Raw Egg</text:p>
          </table:table-cell>
          <table:table-cell table:style-name="FoodItems.B2" office:value-type="float" office:value="10">
            <text:p text:style-name="P22">10</text:p>
          </table:table-cell>
          <table:table-cell table:style-name="FoodItems.B2" office:value-type="float" office:value="11">
            <text:p text:style-name="P22">11</text:p>
          </table:table-cell>
          <table:table-cell table:style-name="FoodItems.D180" office:value-type="string">
            <text:p text:style-name="P21">C</text:p>
          </table:table-cell>
          <table:table-cell table:style-name="FoodItems.E180" office:value-type="string">
            <text:p text:style-name="P104">R</text:p>
          </table:table-cell>
          <table:table-cell table:style-name="FoodItems.F180" office:value-type="string">
            <text:p text:style-name="P20">a</text:p>
          </table:table-cell>
        </table:table-row>
        <table:table-row table:style-name="FoodItems.1">
          <table:table-cell table:style-name="FoodItems.A2" office:value-type="string">
            <text:p text:style-name="P88"/>
          </table:table-cell>
          <table:table-cell table:style-name="FoodItems.B2">
            <text:p text:style-name="P95"/>
          </table:table-cell>
          <table:table-cell table:style-name="FoodItems.B2">
            <text:p text:style-name="P95"/>
          </table:table-cell>
          <table:table-cell table:style-name="FoodItems.B2">
            <text:p text:style-name="P20"/>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88">Harvest-able Crops (<text:span text:style-name="T17">7</text:span>)</text:p>
            <text:p text:style-name="P8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96">Lunkflower</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3" office:value-type="string">
            <text:p text:style-name="P97">C</text:p>
          </table:table-cell>
          <table:table-cell table:style-name="FoodItems.E183" office:value-type="string">
            <text:p text:style-name="P10">-</text:p>
          </table:table-cell>
          <table:table-cell table:style-name="FoodItems.F183" office:value-type="string">
            <text:p text:style-name="P10">-</text:p>
          </table:table-cell>
        </table:table-row>
        <table:table-row table:style-name="FoodItems.1">
          <table:table-cell table:style-name="FoodItems.A2" office:value-type="string">
            <text:p text:style-name="P98">Milkmelon</text:p>
          </table:table-cell>
          <table:table-cell table:style-name="FoodItems.B2" office:value-type="float" office:value="-12">
            <text:p text:style-name="P97">-<text:span text:style-name="T46">1</text:span><text:span text:style-name="T53">2</text:span></text:p>
          </table:table-cell>
          <table:table-cell table:style-name="FoodItems.B2" office:value-type="float" office:value="65">
            <text:p text:style-name="P23">65</text:p>
          </table:table-cell>
          <table:table-cell table:style-name="FoodItems.D184" office:value-type="string">
            <text:p text:style-name="P113">U</text:p>
          </table:table-cell>
          <table:table-cell table:style-name="FoodItems.E184" office:value-type="string">
            <text:p text:style-name="P23">-</text:p>
          </table:table-cell>
          <table:table-cell table:style-name="FoodItems.F184" office:value-type="string">
            <text:p text:style-name="P23">a</text:p>
          </table:table-cell>
        </table:table-row>
        <table:table-row table:style-name="FoodItems.1">
          <table:table-cell table:style-name="FoodItems.A2" office:value-type="string">
            <text:p text:style-name="P96">Mintberry</text:p>
          </table:table-cell>
          <table:table-cell table:style-name="FoodItems.B2" office:value-type="float" office:value="5">
            <text:p text:style-name="P97">5</text:p>
          </table:table-cell>
          <table:table-cell table:style-name="FoodItems.B2" office:value-type="float" office:value="25">
            <text:p text:style-name="P99">25</text:p>
          </table:table-cell>
          <table:table-cell table:style-name="FoodItems.D185" office:value-type="string">
            <text:p text:style-name="P97">C</text:p>
          </table:table-cell>
          <table:table-cell table:style-name="FoodItems.E185" office:value-type="string">
            <text:p text:style-name="P10">-</text:p>
          </table:table-cell>
          <table:table-cell table:style-name="FoodItems.F185" office:value-type="string">
            <text:p text:style-name="P10">-</text:p>
          </table:table-cell>
        </table:table-row>
        <table:table-row table:style-name="FoodItems.1">
          <table:table-cell table:style-name="FoodItems.A2" office:value-type="string">
            <text:p text:style-name="P96">Nuke Nut</text:p>
          </table:table-cell>
          <table:table-cell table:style-name="FoodItems.B2" office:value-type="float" office:value="12">
            <text:p text:style-name="P97">12</text:p>
          </table:table-cell>
          <table:table-cell table:style-name="FoodItems.B2" office:value-type="float" office:value="20">
            <text:p text:style-name="P100">20</text:p>
          </table:table-cell>
          <table:table-cell table:style-name="FoodItems.D186" office:value-type="string">
            <text:p text:style-name="P97">C</text:p>
          </table:table-cell>
          <table:table-cell table:style-name="FoodItems.E186" office:value-type="string">
            <text:p text:style-name="P10">-</text:p>
          </table:table-cell>
          <table:table-cell table:style-name="FoodItems.F186" office:value-type="string">
            <text:p text:style-name="P10">-</text:p>
          </table:table-cell>
        </table:table-row>
        <table:table-row table:style-name="FoodItems.1">
          <table:table-cell table:style-name="FoodItems.A2" office:value-type="string">
            <text:p text:style-name="P96">Nuclear Orange</text:p>
          </table:table-cell>
          <table:table-cell table:style-name="FoodItems.B2" office:value-type="float" office:value="12">
            <text:p text:style-name="P97">12</text:p>
          </table:table-cell>
          <table:table-cell table:style-name="FoodItems.B2" office:value-type="float" office:value="15">
            <text:p text:style-name="P97">1<text:span text:style-name="T54">5</text:span></text:p>
          </table:table-cell>
          <table:table-cell table:style-name="FoodItems.D187" office:value-type="string">
            <text:p text:style-name="P97">C</text:p>
          </table:table-cell>
          <table:table-cell table:style-name="FoodItems.E187" office:value-type="string">
            <text:p text:style-name="P10">-</text:p>
          </table:table-cell>
          <table:table-cell table:style-name="FoodItems.F187" office:value-type="string">
            <text:p text:style-name="P10">-</text:p>
          </table:table-cell>
        </table:table-row>
        <table:table-row table:style-name="FoodItems.1">
          <table:table-cell table:style-name="FoodItems.A2" office:value-type="string">
            <text:p text:style-name="P96">Starpepper Berry</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8" office:value-type="string">
            <text:p text:style-name="P97">C</text:p>
          </table:table-cell>
          <table:table-cell table:style-name="FoodItems.E188" office:value-type="string">
            <text:p text:style-name="P10">-</text:p>
          </table:table-cell>
          <table:table-cell table:style-name="FoodItems.F188" office:value-type="string">
            <text:p text:style-name="P10">-</text:p>
          </table:table-cell>
        </table:table-row>
        <table:table-row table:style-name="FoodItems.1">
          <table:table-cell table:style-name="FoodItems.A2" office:value-type="string">
            <text:p text:style-name="P96">Vine Apple</text:p>
          </table:table-cell>
          <table:table-cell table:style-name="FoodItems.B2" office:value-type="float" office:value="10">
            <text:p text:style-name="P97">10</text:p>
          </table:table-cell>
          <table:table-cell table:style-name="FoodItems.B2" office:value-type="float" office:value="16">
            <text:p text:style-name="P97">1<text:span text:style-name="T55">6</text:span></text:p>
          </table:table-cell>
          <table:table-cell table:style-name="FoodItems.D189" office:value-type="string">
            <text:p text:style-name="P97">C</text:p>
          </table:table-cell>
          <table:table-cell table:style-name="FoodItems.E189" office:value-type="string">
            <text:p text:style-name="P10">-</text:p>
          </table:table-cell>
          <table:table-cell table:style-name="FoodItems.F189" office:value-type="string">
            <text:p text:style-name="P10">-</text:p>
          </table:table-cell>
        </table:table-row>
        <table:table-row table:style-name="FoodItems.1">
          <table:table-cell table:style-name="FoodItems.A2" office:value-type="string">
            <text:p text:style-name="P96">Vine Onion</text:p>
          </table:table-cell>
          <table:table-cell table:style-name="FoodItems.B2" office:value-type="float" office:value="5">
            <text:p text:style-name="P97">5</text:p>
          </table:table-cell>
          <table:table-cell table:style-name="FoodItems.B2" office:value-type="float" office:value="16">
            <text:p text:style-name="P97">1<text:span text:style-name="T55">6</text:span></text:p>
          </table:table-cell>
          <table:table-cell table:style-name="FoodItems.D190" office:value-type="string">
            <text:p text:style-name="P97">C</text:p>
          </table:table-cell>
          <table:table-cell table:style-name="FoodItems.E190" office:value-type="string">
            <text:p text:style-name="P10">-</text:p>
          </table:table-cell>
          <table:table-cell table:style-name="FoodItems.F190" office:value-type="string">
            <text:p text:style-name="P10">-</text:p>
          </table:table-cell>
        </table:table-row>
        <table:table-row table:style-name="FoodItems.1">
          <table:table-cell table:style-name="FoodItems.A2" office:value-type="string">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Total <text:span text:style-name="T16">DCDAM</text:span> Items: <text:span text:style-name="T18">1</text:span><text:span text:style-name="T44">5</text:span><text:span text:style-name="T34">1</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
      <text:p text:style-name="P4">----- RARITY</text:p>
      <text:p text:style-name="P5">C: <text:s/>Common</text:p>
      <text:p text:style-name="P5">U: <text:s/>Uncommon</text:p>
      <text:p text:style-name="P5">R: <text:s/>Rare</text:p>
      <text:p text:style-name="P4">----- OVEN</text:p>
      <text:p text:style-name="P4">R: <text:s/>Regular, basic oven, with recipes shared with other base-game cooking stations.</text:p>
      <text:p text:style-name="P7"><text:span text:style-name="T56">A: <text:s/>Advanced, specialty oven that only cooks top-tier DCDAM items that are not available in the basic cooking stations.</text:span></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6">f: <text:s/>Temporarily increases the amount of stuff that can be carr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09T23:18:53.085000000</dc:date>
    <meta:editing-duration>P3DT2H6M29S</meta:editing-duration>
    <meta:editing-cycles>192</meta:editing-cycles>
    <meta:print-date>2023-12-07T07:23:09.326000000</meta:print-date>
    <meta:printed-by>PDF files</meta:printed-by>
    <meta:document-statistic meta:table-count="1" meta:image-count="0" meta:object-count="0" meta:page-count="7" meta:paragraph-count="1021" meta:word-count="1924" meta:character-count="7960" meta:non-whitespace-character-count="6967"/>
  </office:meta>
</office:document-meta>
</file>